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tex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000000002FA000001DC3C44272A.png"/>
  <manifest:file-entry manifest:media-type="application/binary" manifest:full-path="Object 4/layout-cache"/>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tex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image/png" manifest:full-path="Object 5/Pictures/100000000000054C00000283A3F22571.png"/>
  <manifest:file-entry manifest:media-type="image/png" manifest:full-path="Object 5/Pictures/1000000000000396000002EC7B59A1CE.png"/>
  <manifest:file-entry manifest:media-type="image/png" manifest:full-path="Object 5/Pictures/10000000000002EC0000019B3964012D.png"/>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text"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tex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tex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image/png" manifest:full-path="Object 8/Pictures/100000000000026D0000029B873DB99E.png"/>
  <manifest:file-entry manifest:media-type="image/png" manifest:full-path="Object 8/Pictures/10000000000001F9000001826FA7BEAE.png"/>
  <manifest:file-entry manifest:media-type="image/png" manifest:full-path="Object 8/Pictures/1000000000000202000001867AF8EA13.png"/>
  <manifest:file-entry manifest:media-type="image/png" manifest:full-path="Object 8/Pictures/1000000000000264000002D03142FEEC.png"/>
  <manifest:file-entry manifest:media-type="image/png" manifest:full-path="Object 8/Pictures/1000000000000246000002697ADDCCC5.png"/>
  <manifest:file-entry manifest:media-type="image/png" manifest:full-path="Object 8/Pictures/1000000000000204000002A0526F4646.png"/>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tex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4.523cm"/>
    </style:style>
    <style:style style:name="co8" style:family="table-column">
      <style:table-column-properties fo:break-before="auto" style:column-width="14.317cm"/>
    </style:style>
    <style:style style:name="co6" style:family="table-column">
      <style:table-column-properties fo:break-before="auto" style:column-width="2.267cm"/>
    </style:style>
    <style:style style:name="co9" style:family="table-column">
      <style:table-column-properties fo:break-before="auto" style:column-width="7.269cm"/>
    </style:style>
    <style:style style:name="co5" style:family="table-column">
      <style:table-column-properties fo:break-before="auto" style:column-width="8.213cm"/>
    </style:style>
    <style:style style:name="co10" style:family="table-column">
      <style:table-column-properties fo:break-before="auto" style:column-width="7.713cm"/>
    </style:style>
    <style:style style:name="co11" style:family="table-column">
      <style:table-column-properties fo:break-before="auto" style:column-width="4.023cm"/>
    </style:style>
    <style:style style:name="co12" style:family="table-column">
      <style:table-column-properties fo:break-before="auto" style:column-width="5.355cm"/>
    </style:style>
    <style:style style:name="co13" style:family="table-column">
      <style:table-column-properties fo:break-before="auto" style:column-width="4.411cm"/>
    </style:style>
    <style:style style:name="ro8" style:family="table-row">
      <style:table-row-properties style:row-height="2.473cm" fo:break-before="auto" style:use-optimal-row-height="false"/>
    </style:style>
    <style:style style:name="ro9" style:family="table-row">
      <style:table-row-properties style:row-height="2.157cm" fo:break-before="auto" style:use-optimal-row-height="false"/>
    </style:style>
    <style:style style:name="ro1" style:family="table-row">
      <style:table-row-properties style:row-height="0.473cm" fo:break-before="auto" style:use-optimal-row-height="true"/>
    </style:style>
    <style:style style:name="ro10" style:family="table-row">
      <style:table-row-properties style:row-height="0.894cm" fo:break-before="auto" style:use-optimal-row-height="true"/>
    </style:style>
    <style:style style:name="ro2" style:family="table-row">
      <style:table-row-properties style:row-height="0.453cm" fo:break-before="auto" style:use-optimal-row-height="true"/>
    </style:style>
    <style:style style:name="ro6" style:family="table-row">
      <style:table-row-properties style:row-height="3cm" fo:break-before="auto" style:use-optimal-row-height="false"/>
    </style:style>
    <style:style style:name="ro7" style:family="table-row">
      <style:table-row-properties style:row-height="2.157cm" fo:break-before="auto" style:use-optimal-row-height="true"/>
    </style:style>
    <style:style style:name="ro11" style:family="table-row">
      <style:table-row-properties style:row-height="2.632cm" fo:break-before="auto" style:use-optimal-row-height="false"/>
    </style:style>
    <style:style style:name="ro12" style:family="table-row">
      <style:table-row-properties style:row-height="2.184cm" fo:break-before="auto" style:use-optimal-row-height="false"/>
    </style:style>
    <style:style style:name="ro13" style:family="table-row">
      <style:table-row-properties style:row-height="2cm" fo:break-before="auto" style:use-optimal-row-height="false"/>
    </style:style>
    <style:style style:name="ta1" style:family="table" style:master-page-name="Default">
      <style:table-properties table:display="true" style:writing-mode="lr-tb"/>
    </style:style>
    <style:style style:name="ce8" style:family="table-cell" style:parent-style-name="Default">
      <style:table-cell-properties fo:wrap-option="wrap"/>
    </style:style>
    <style:style style:name="ce2" style:family="table-cell" style:parent-style-name="Default">
      <style:table-cell-properties fo:background-color="#ffffff"/>
      <style:text-properties fo:font-weight="bold" style:font-weight-asian="bold" style:font-weight-complex="bold"/>
    </style:style>
    <style:style style:name="ce3" style:family="table-cell" style:parent-style-name="Default">
      <style:table-cell-properties fo:background-color="#99ffcc"/>
      <style:text-properties fo:font-weight="bold" style:font-weight-asian="bold" style:font-weight-complex="bold"/>
    </style:style>
    <style:style style:name="ce4" style:family="table-cell" style:parent-style-name="Default">
      <style:table-cell-properties fo:background-color="#99ccff"/>
    </style:style>
    <style:style style:name="ce5" style:family="table-cell" style:parent-style-name="Default">
      <style:table-cell-properties fo:background-color="#ff3333"/>
      <style:text-properties fo:color="#ffffff"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00ff66"/>
    </style:style>
    <style:style style:name="ce9" style:family="table-cell" style:parent-style-name="Default">
      <style:table-cell-properties fo:background-color="#ff0000"/>
      <style:text-properties fo:color="#ffffff" fo:font-weight="bold" style:font-weight-asian="bold" style:font-weight-complex="bold"/>
    </style:style>
    <style:style style:name="ce10" style:family="table-cell" style:parent-style-name="Default">
      <style:table-cell-properties fo:background-color="#99ffcc"/>
    </style:style>
    <style:style style:name="ce11" style:family="table-cell" style:parent-style-name="Default">
      <style:table-cell-properties fo:wrap-option="wrap"/>
      <style:text-properties fo:color="#7e0021" fo:font-weight="bold" style:font-weight-asian="bold" style:font-weight-complex="bold"/>
    </style:style>
    <style:style style:name="gr1" style:family="graphic">
      <style:graphic-properties draw:stroke="none" draw:fill="none" draw:textarea-horizontal-align="center" draw:textarea-vertical-align="middle" draw:ole-draw-aspect="4"/>
    </style:style>
    <style:style style:name="P1" style:family="paragraph">
      <style:paragraph-properties fo:text-align="center"/>
    </style:style>
  </office:automatic-styles>
  <office:body>
    <office:spreadsheet>
      <table:table table:name="SpringBoot3.0.4" table:style-name="ta1" table:print="false">
        <table:table-column table:style-name="co5" table:default-cell-style-name="ce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2" office:value-type="string" table:number-columns-spanned="2" table:number-rows-spanned="1">
            <text:p><text:a xlink:href="https://docs.spring.io/spring-boot/docs/current-SNAPSHOT/reference/html/index.html">https://docs.spring.io/spring-boot/docs/current-SNAPSHOT/reference/html/index.html</text:a></text:p>
          </table:table-cell>
          <table:covered-table-cell table:style-name="ce6"/>
          <table:table-cell table:number-columns-repeated="3"/>
        </table:table-row>
        <table:table-row table:style-name="ro2">
          <table:table-cell table:style-name="ce3" office:value-type="string">
            <text:p>Topic</text:p>
          </table:table-cell>
          <table:table-cell table:style-name="ce3" office:value-type="string">
            <text:p>Notes</text:p>
          </table:table-cell>
          <table:table-cell table:style-name="ce3" office:value-type="string">
            <text:p>Status</text:p>
          </table:table-cell>
          <table:table-cell table:style-name="ce3" office:value-type="string">
            <text:p>Topics Covered</text:p>
          </table:table-cell>
          <table:table-cell table:style-name="ce10" office:value-type="string">
            <text:p>Pending</text:p>
          </table:table-cell>
        </table:table-row>
        <table:table-row table:style-name="ro6">
          <table:table-cell office:value-type="string">
            <text:p>Getting Started</text:p>
          </table:table-cell>
          <table:table-cell>
            <draw:frame table:end-cell-address="'SpringBoot3.0.4'.B3" table:end-x="4.767cm" table:end-y="2.489cm" draw:z-index="0" draw:style-name="gr1" draw:text-style-name="P1" svg:width="2.54cm" svg:height="2.143cm" svg:x="2.227cm" svg:y="0.346cm">
              <draw:object xlink:href="./Object 1" xlink:type="simple" xlink:show="embed" xlink:actuate="onLoad">
                <text:p/>
              </draw:object>
              <draw:image xlink:href="./ObjectReplacements/Object 1" xlink:type="simple" xlink:show="embed" xlink:actuate="onLoad"/>
            </draw:frame>
          </table:table-cell>
          <table:table-cell table:style-name="ce7" office:value-type="string">
            <text:p>Completed</text:p>
          </table:table-cell>
          <table:table-cell table:style-name="ce8" office:value-type="string">
            <text:p>Servlet Containers, Developing Your First Spring Boot Application, Basic Annotations, POM file, dependency management</text:p>
            <text:p/>
            <text:p/>
          </table:table-cell>
          <table:table-cell/>
        </table:table-row>
        <table:table-row table:style-name="ro2">
          <table:table-cell table:style-name="ce5" office:value-type="string">
            <text:p>Upgrading SpringBoot Applications</text:p>
          </table:table-cell>
          <table:table-cell table:style-name="ce5" office:value-type="string">
            <text:p>Not Required</text:p>
          </table:table-cell>
          <table:table-cell table:number-columns-repeated="2" table:style-name="ce9" office:value-type="string">
            <text:p>Not Required</text:p>
          </table:table-cell>
          <table:table-cell/>
        </table:table-row>
        <table:table-row table:style-name="ro7">
          <table:table-cell office:value-type="string">
            <text:p>Using SpringBoot</text:p>
          </table:table-cell>
          <table:table-cell>
            <draw:frame table:end-cell-address="'SpringBoot3.0.4'.B6" table:end-x="4.738cm" table:end-y="0.233cm" draw:z-index="1" draw:style-name="gr1" draw:text-style-name="P1" svg:width="2.54cm" svg:height="2.143cm" svg:x="2.198cm" svg:y="0.239cm">
              <draw:object xlink:href="./Object 2" xlink:type="simple" xlink:show="embed" xlink:actuate="onLoad">
                <text:p/>
              </draw:object>
              <draw:image xlink:href="./ObjectReplacements/Object 2" xlink:type="simple" xlink:show="embed" xlink:actuate="onLoad"/>
            </draw:frame>
          </table:table-cell>
          <table:table-cell table:style-name="ce7" office:value-type="string">
            <text:p>Completed</text:p>
          </table:table-cell>
          <table:table-cell table:style-name="ce8" office:value-type="string">
            <text:p>Build Systems, Structuring Your Code, Configuration, Spring Beans and Dependency Injection, DevTools, Dependency Management</text:p>
          </table:table-cell>
          <table:table-cell/>
        </table:table-row>
        <table:table-row table:style-name="ro11">
          <table:table-cell office:value-type="string">
            <text:p>Core Features</text:p>
          </table:table-cell>
          <table:table-cell>
            <draw:frame table:end-cell-address="'SpringBoot3.0.4'.B6" table:end-x="4.989cm" table:end-y="2.514cm" draw:z-index="2" draw:style-name="gr1" draw:text-style-name="P1" svg:width="2.54cm" svg:height="2.143cm" svg:x="2.449cm" svg:y="0.371cm">
              <draw:object xlink:href="./Object 3" xlink:type="simple" xlink:show="embed" xlink:actuate="onLoad">
                <text:p/>
              </draw:object>
              <draw:image xlink:href="./ObjectReplacements/Object 3" xlink:type="simple" xlink:show="embed" xlink:actuate="onLoad"/>
            </draw:frame>
          </table:table-cell>
          <table:table-cell table:style-name="ce7" office:value-type="string">
            <text:p>Completed</text:p>
          </table:table-cell>
          <table:table-cell table:style-name="ce8" office:value-type="string">
            <text:p>Externalised Configuration,</text:p>
            <text:p>Profiles, Lazy Initialization, Command Line Runner, Application Runner, Application Arguments, Environment, </text:p>
            <text:p/>
          </table:table-cell>
          <table:table-cell table:style-name="ce11"/>
        </table:table-row>
        <table:table-row table:style-name="ro12">
          <table:table-cell office:value-type="string">
            <text:p>Web</text:p>
          </table:table-cell>
          <table:table-cell>
            <draw:frame table:end-cell-address="'SpringBoot3.0.4'.B7" table:end-x="2.79cm" table:end-y="1.993cm" draw:z-index="3" draw:style-name="gr1" draw:text-style-name="P1" svg:width="2.54cm" svg:height="1.78cm" svg:x="0.25cm" svg:y="0.213cm">
              <draw:object xlink:href="./Object 4" xlink:type="simple" xlink:show="embed" xlink:actuate="onLoad">
                <text:p/>
              </draw:object>
              <draw:image xlink:href="./ObjectReplacements/Object 4" xlink:type="simple" xlink:show="embed" xlink:actuate="onLoad"/>
            </draw:frame>
            <draw:frame table:end-cell-address="'SpringBoot3.0.4'.B8" table:end-x="5.323cm" table:end-y="0.003cm" draw:z-index="4" draw:style-name="gr1" draw:text-style-name="P1" svg:width="2.54cm" svg:height="1.992cm" svg:x="2.783cm" svg:y="0.186cm">
              <draw:object xlink:href="./Object 5" xlink:type="simple" xlink:show="embed" xlink:actuate="onLoad">
                <text:p/>
              </draw:object>
              <draw:image xlink:href="./ObjectReplacements/Object 5" xlink:type="simple" xlink:show="embed" xlink:actuate="onLoad"/>
            </draw:frame>
            <draw:frame table:end-cell-address="'SpringBoot3.0.4'.B8" table:end-x="7.521cm" table:end-y="0.153cm" draw:z-index="5" draw:style-name="gr1" draw:text-style-name="P1" svg:width="2.54cm" svg:height="2.143cm" svg:x="4.981cm" svg:y="0.185cm">
              <draw:object xlink:href="./Object 6" xlink:type="simple" xlink:show="embed" xlink:actuate="onLoad">
                <text:p/>
              </draw:object>
              <draw:image xlink:href="./ObjectReplacements/Object 6" xlink:type="simple" xlink:show="embed" xlink:actuate="onLoad"/>
            </draw:frame>
          </table:table-cell>
          <table:table-cell table:style-name="ce7" office:value-type="string">
            <text:p>Completed</text:p>
          </table:table-cell>
          <table:table-cell table:style-name="ce8" office:value-type="string">
            <text:p>Spring MVC, Spring WebFlux, Spring Security</text:p>
          </table:table-cell>
          <table:table-cell table:style-name="ce8"/>
        </table:table-row>
        <table:table-row table:style-name="ro13">
          <table:table-cell office:value-type="string">
            <text:p>Data</text:p>
          </table:table-cell>
          <table:table-cell>
            <draw:frame table:end-cell-address="'SpringBoot3.0.4'.B8" table:end-x="2.345cm" table:end-y="1.73cm" draw:z-index="6" draw:style-name="gr1" draw:text-style-name="P1" svg:width="2.15cm" svg:height="1.252cm" svg:x="0.195cm" svg:y="0.478cm">
              <draw:object xlink:href="./Object 7" xlink:type="simple" xlink:show="embed" xlink:actuate="onLoad">
                <text:p/>
              </draw:object>
              <draw:image xlink:href="./ObjectReplacements/Object 7" xlink:type="simple" xlink:show="embed" xlink:actuate="onLoad"/>
            </draw:frame>
            <draw:frame table:end-cell-address="'SpringBoot3.0.4'.B9" table:end-x="5.1cm" table:end-y="0.203cm" draw:z-index="7" draw:style-name="gr1" draw:text-style-name="P1" svg:width="2.54cm" svg:height="2.143cm" svg:x="2.56cm" svg:y="0.053cm">
              <draw:object xlink:href="./Object 8" xlink:type="simple" xlink:show="embed" xlink:actuate="onLoad">
                <text:p/>
              </draw:object>
              <draw:image xlink:href="./ObjectReplacements/Object 8" xlink:type="simple" xlink:show="embed" xlink:actuate="onLoad"/>
            </draw:frame>
          </table:table-cell>
          <table:table-cell table:style-name="ce7" office:value-type="string">
            <text:p>Completed</text:p>
          </table:table-cell>
          <table:table-cell table:style-name="ce8" office:value-type="string">
            <text:p>JdbcTemplate, Spring Data JPA, NoSql</text:p>
          </table:table-cell>
          <table:table-cell table:style-name="ce8"/>
        </table:table-row>
        <table:table-row table:style-name="ro2">
          <table:table-cell office:value-type="string">
            <text:p>IO</text:p>
          </table:table-cell>
          <table:table-cell table:number-columns-repeated="4"/>
        </table:table-row>
        <table:table-row table:style-name="ro2">
          <table:table-cell office:value-type="string">
            <text:p>Messaging</text:p>
          </table:table-cell>
          <table:table-cell table:number-columns-repeated="4"/>
        </table:table-row>
        <table:table-row table:style-name="ro2">
          <table:table-cell office:value-type="string">
            <text:p>Container Images</text:p>
          </table:table-cell>
          <table:table-cell table:number-columns-repeated="4"/>
        </table:table-row>
        <table:table-row table:style-name="ro2">
          <table:table-cell office:value-type="string">
            <text:p>Production-ready Features</text:p>
          </table:table-cell>
          <table:table-cell table:number-columns-repeated="4"/>
        </table:table-row>
        <table:table-row table:style-name="ro2">
          <table:table-cell office:value-type="string">
            <text:p>Deploying Spring Boot Applications</text:p>
          </table:table-cell>
          <table:table-cell table:number-columns-repeated="4"/>
        </table:table-row>
        <table:table-row table:style-name="ro2">
          <table:table-cell office:value-type="string">
            <text:p>GraalVM Native Image Support</text:p>
          </table:table-cell>
          <table:table-cell table:number-columns-repeated="4"/>
        </table:table-row>
        <table:table-row table:style-name="ro2">
          <table:table-cell office:value-type="string">
            <text:p>Spring Boot CLI</text:p>
          </table:table-cell>
          <table:table-cell table:number-columns-repeated="4"/>
        </table:table-row>
        <table:table-row table:style-name="ro2">
          <table:table-cell office:value-type="string">
            <text:p>Build Tool Plugins</text:p>
          </table:table-cell>
          <table:table-cell table:number-columns-repeated="4"/>
        </table:table-row>
        <table:table-row table:style-name="ro2">
          <table:table-cell office:value-type="string">
            <text:p>“How-to” Guides</text:p>
          </table:table-cell>
          <table:table-cell table:number-columns-repeated="4"/>
        </table:table-row>
      </table:table>
      <table:table table:name="GenericQuestions" table:style-name="ta1" table:print="false">
        <table:table-column table:style-name="co7" table:default-cell-style-name="ce8"/>
        <table:table-column table:style-name="co8" table:default-cell-style-name="ce8"/>
        <table:table-column table:style-name="co6" table:number-columns-repeated="1022" table:default-cell-style-name="ce8"/>
        <table:table-row table:style-name="ro8">
          <table:table-cell office:value-type="string">
            <text:p>What is servlet?</text:p>
          </table:table-cell>
          <table:table-cell office:value-type="string">
            <text:p>A servlet is a java program that runs on a server and capable of handling requests and generate dynamic responses. The servlet container provides the runtime environment for the servlet. The Agent handles the details of network programming, receives and parses requests, transmits responses, and manages connections. The servlet container instantiates the servlets and maintains state. The servlet itself focuses on application logic.Ex: TOMCAT is as servlet container.</text:p>
          </table:table-cell>
          <table:table-cell table:number-columns-repeated="1022"/>
        </table:table-row>
        <table:table-row table:style-name="ro9">
          <table:table-cell office:value-type="string">
            <text:p>Building Tools</text:p>
          </table:table-cell>
          <table:table-cell office:value-type="string">
            <text:p>Maven/Gradle/Ant/Starters</text:p>
          </table:table-cell>
          <table:table-cell table:number-columns-repeated="1022"/>
        </table:table-row>
        <table:table-row table:style-name="ro1">
          <table:table-cell office:value-type="string">
            <text:p>What is smoke test?</text:p>
          </table:table-cell>
          <table:table-cell office:value-type="string">
            <text:p>Testing to confirm that the build is stable or not</text:p>
          </table:table-cell>
          <table:table-cell table:number-columns-repeated="1022"/>
        </table:table-row>
        <table:table-row table:style-name="ro10">
          <table:table-cell office:value-type="string">
            <text:p>What is IOC (Inversion Of Control) ?</text:p>
          </table:table-cell>
          <table:table-cell office:value-type="string">
            <text:p>Refer Design Principle &amp; Pattern</text:p>
          </table:table-cell>
          <table:table-cell table:number-columns-repeated="1022"/>
        </table:table-row>
        <table:table-row table:style-name="ro10" table:number-rows-repeated="1048571">
          <table:table-cell table:number-columns-repeated="1024"/>
        </table:table-row>
        <table:table-row table:style-name="ro10">
          <table:table-cell table:number-columns-repeated="1024"/>
        </table:table-row>
      </table:table>
      <table:table table:name="Remaining Topics" table:style-name="ta1" table:print="false">
        <table:table-column table:style-name="co9" table:default-cell-style-name="Default"/>
        <table:table-row table:style-name="ro2">
          <table:table-cell office:value-type="string">
            <text:p>WebClient</text:p>
          </table:table-cell>
        </table:table-row>
        <table:table-row table:style-name="ro2">
          <table:table-cell office:value-type="string">
            <text:p>Autowired in detail</text:p>
          </table:table-cell>
        </table:table-row>
        <table:table-row table:style-name="ro2">
          <table:table-cell office:value-type="string">
            <text:p>Transaction Management in spring boo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28">28/05/2023</text:date>, <text:time>15:26: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2T09:33:14.65</meta:creation-date>
    <dc:date>2023-05-28T15:26:07.47</dc:date>
    <meta:editing-duration>P1DT11H44M13S</meta:editing-duration>
    <meta:editing-cycles>54</meta:editing-cycles>
    <meta:generator>OpenOffice/4.1.14$Win32 OpenOffice.org_project/4114m1$Build-9811</meta:generator>
    <meta:document-statistic meta:table-count="3" meta:cell-count="45"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color="#000000" style:font-name="Consolas" fo:font-size="10pt" fo:font-weight="normal" fo:background-color="#ffffff" style:font-weight-asian="normal" style:font-weight-complex="normal"/>
    </style:style>
    <style:style style:name="P4" style:family="paragraph" style:parent-style-name="Text_20_body">
      <style:text-properties fo:color="#646464" style:font-name="Consolas" fo:font-size="10pt" fo:font-weight="normal" fo:background-color="#ffffff"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T1" style:family="text">
      <style:text-properties fo:color="#646464"/>
    </style:style>
    <style:style style:name="T2" style:family="text">
      <style:text-properties fo:color="#7f0055"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spring-boot-starter-parent ?</text:p>
      <text:p text:style-name="P2">All spring boot projects use spring-boot-starter-parent as parent in pom.xml.</text:p>
      <text:p text:style-name="P2">Parent POM manage following things for child projects:</text:p>
      <text:list xml:id="list693840816091413428" text:style-name="L1">
        <text:list-item>
          <text:p text:style-name="P5">Controlls version of dependencies.(dependency management)</text:p>
        </text:list-item>
        <text:list-item>
          <text:p text:style-name="P5">Controls default java version.</text:p>
        </text:list-item>
        <text:list-item>
          <text:p text:style-name="P5">Controls default plugin configuration.</text:p>
        </text:list-item>
        <text:list-item>
          <text:p text:style-name="P5">Source encoding (UTF-8 etc)</text:p>
        </text:list-item>
      </text:list>
      <text:p text:style-name="P2">POM for spring-boot-starter-parent uses spring-boot-dependencies as parent.</text:p>
      <text:p text:style-name="P2"/>
      <text:p text:style-name="P1">What is SpringApplication?</text:p>
      <text:p text:style-name="P2">Class can launch spring application using run method from main method.</text:p>
      <text:p text:style-name="P2">Default Bootstrapping steps:</text:p>
      <text:list xml:id="list5302450808069695006" text:style-name="L2">
        <text:list-item>
          <text:p text:style-name="P6">Create ApplicationContext instance.</text:p>
        </text:list-item>
        <text:list-item>
          <text:p text:style-name="P6">Register a CommandLinePropertySource to expose commandline args as spring properties.</text:p>
        </text:list-item>
        <text:list-item>
          <text:p text:style-name="P6">Loading singleton beans.</text:p>
        </text:list-item>
        <text:list-item>
          <text:p text:style-name="P6">Trigger CommandLineRunner beans.</text:p>
        </text:list-item>
      </text:list>
      <text:p text:style-name="P2"/>
      <text:p text:style-name="P1">What is @RestController ?</text:p>
      <text:p text:style-name="P2">It is a stereotype annotation, it provides hints to people reading the code and to spring , it says that this class has specific role. This annotation comprised of two other annotations: @Controller and @ResponseBody.</text:p>
      <text:p text:style-name="P2">When there is any web request then spring considers controller classes for handling it.</text:p>
      <text:p text:style-name="P2">@ResponseEntity says that the method return value should bound to response body.</text:p>
      <text:p text:style-name="P2"/>
      <text:p text:style-name="P2">@Controller is specialization of @Component , it tells spring container that this class will hold the mappings to web requests, @ResponseBody serialize the returning object into HttpResponse.</text:p>
      <text:p text:style-name="P2"/>
      <text:p text:style-name="P1">What is @RequestMapping ?</text:p>
      <text:p text:style-name="P2">It provides routing information. It tells spting that any request coming to the configured path should be handled by this method. <text:s/></text:p>
      <text:p text:style-name="P2"/>
      <text:p text:style-name="P1">What is @SpringBootApplication?</text:p>
      <text:p text:style-name="P2">It consists of 3 annotation: @SpringBootConfiguration, @EnableAutoConfiguration and @ComponentScan.</text:p>
      <text:p text:style-name="P2">@EnableAutoConfiguration(exclude = autoConfigClass.class) auto-configures beans that are available on the classpath. We can exclude any specific class from getting auto configured.</text:p>
      <text:p text:style-name="P4">Ex:</text:p>
      <text:p text:style-name="P3"><text:span text:style-name="T1">@EnableAutoConfiguration</text:span>(exclude = {AopAutoConfiguration.<text:span text:style-name="T2">class</text:span>, RSocketRequesterAutoConfiguration.<text:span text:style-name="T2">class</text:span>})</text:p>
      <text:p text:style-name="P2"/>
      <text:p text:style-name="P2">@Configuration tells spring that the class contains @Bean definition methods. So, spring can process the class and generate the beans to be used by application.</text:p>
      <text:p text:style-name="P2"/>
      <text:p text:style-name="P2">@SpringBootConfiguration has @Configuration internally. Indicates class provides @Configuration. Can be used alternatively with @SpringBootConfiguration.</text:p>
      <text:p text:style-name="P2"/>
      <text:p text:style-name="P2">@ComponentScan scan the package and sub-packages for beans.</text:p>
      <text:p text:style-name="P2"/>
      <text:p text:style-name="P2">@Component marks that the class is a bean. ComponentScan looks for @Bean methods and @Component classes and registers them with spring container as beans. In @Bean methods, we need to manually instantiate the class.</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1"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fo:font-weight="bold" style:font-weight-asian="bold" style:font-weight-complex="bold"/>
    </style:style>
    <style:style style:name="P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T1" style:family="text">
      <style:text-properties fo:font-variant="normal" fo:text-transform="none" fo:color="#191e1e" style:text-line-through-style="none" style:font-name="Times New Roman1" fo:font-size="12pt" fo:letter-spacing="normal" fo:font-style="normal" style:text-underline-style="none" fo:font-weight="normal" style:text-blinking="false"/>
    </style:style>
    <style:style style:name="T2" style:family="text">
      <style:text-properties fo:font-variant="normal" fo:text-transform="none" fo:color="#191e1e" fo:font-size="12pt" fo:letter-spacing="normal" fo:font-style="normal" fo:font-weight="normal"/>
    </style:style>
    <style:style style:name="T3" style:family="text">
      <style:text-properties fo:font-variant="normal" fo:text-transform="none" fo:color="#191e1e" style:font-name="Times New Roman1" fo:font-size="12pt" fo:letter-spacing="normal" fo:font-style="normal" fo:font-weight="normal"/>
    </style:style>
    <style:style style:name="T4" style:family="text">
      <style:text-properties fo:font-variant="normal" fo:text-transform="none" fo:color="#191e1e" style:font-name="SFMono-Regular" fo:font-size="11.25pt" fo:letter-spacing="normal" fo:font-style="normal"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pendency Management:</text:p>
      <text:p text:style-name="P2"><text:span text:style-name="T2">Each release of Spring Boot provides a curated list of dependencies that it supports. In practice, you do not need to provide a version for any of these dependencies in your build configuration, as Spring Boot manages that for you. When you upgrade Spring Boot itself, these dependencies are upgraded as well in a consistent way.</text:span> </text:p>
      <text:p text:style-name="P3"><text:span text:style-name="T3">The curated list contains all the Spring modules that you can use with Spring Boot as well as a refined list of third party libraries. The list is available as a standard Bills of Materials (</text:span><text:span text:style-name="Source_20_Text"><text:span text:style-name="T3">spring-boot-dependencies</text:span></text:span><text:span text:style-name="T3">) that can be used with both </text:span><text:a xlink:type="simple" xlink:href="https://docs.spring.io/spring-boot/docs/current-SNAPSHOT/reference/html/using.html#using.build-systems.maven" text:style-name="Internet_20_link" text:visited-style-name="Visited_20_Internet_20_Link">Maven</text:a><text:span text:style-name="T1"> </text:span><text:span text:style-name="T3">and </text:span><text:a xlink:type="simple" xlink:href="https://docs.spring.io/spring-boot/docs/current-SNAPSHOT/reference/html/using.html#using.build-systems.gradle" text:style-name="Internet_20_link" text:visited-style-name="Visited_20_Internet_20_Link"><text:span text:style-name="T1">Gradle</text:span></text:a><text:span text:style-name="T3">.</text:span></text:p>
      <text:p text:style-name="P4"><text:line-break/><text:span text:style-name="T4">spring.autoconfigure.exclude</text:span><text:span text:style-name="T6"> : </text:span>By this property we can exclude auto-config class using property files.</text:p>
      <text:p text:style-name="P4"/>
      <text:p text:style-name="P5">Dependency Injection: <text:span text:style-name="T5">Constructor Injection is recommended. If only one constructor is there then it will be used for injection, otherwise we would need to mark constructor with @Autowired annotation so that, that particular constructor would be used for constructor injection.</text:span></text:p>
      <text:p text:style-name="P6">Constructor Injection lets us mark fields final. Setter Injection won't let you initialise a final field.</text:p>
      <text:p text:style-name="P6">Property Injection and Constructor Injection allows it.</text:p>
      <text:p text:style-name="P6"/>
      <text:p text:style-name="P6"/>
      <text:p text:style-name="P6"/>
      <text:p text:style-name="P6"/>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SFMono-Regular" svg:font-family="SFMono-Regular, Consolas, 'Liberation Mono', Menlo, monospace"/>
    <style:font-face style:name="dejavu sans mono" svg:font-family="'dejavu sans mono', monospace"/>
    <style:font-face style:name="dejavu serif" svg:font-family="'dejavu serif', Georgia, 'times new roman', Times, serif"/>
    <style:font-face style:name="source-serif-pro" svg:font-family="source-serif-pro,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Times New Roman1" fo:font-size="12pt" fo:font-weight="bold" fo:background-color="#ffffff" style:font-size-asian="12pt" style:font-weight-asian="bold" style:font-size-complex="12pt" style:font-weight-complex="bold"/>
    </style:style>
    <style:style style:name="P4" style:family="paragraph" style:parent-style-name="Standard">
      <style:text-properties style:font-name="Times New Roman1" fo:font-size="12pt" fo:font-weight="normal" fo:background-color="#ffffff" style:font-size-asian="12pt" style:font-weight-asian="normal" style:font-size-complex="12pt" style:font-weight-complex="normal"/>
    </style:style>
    <style:style style:name="P5" style:family="paragraph" style:parent-style-name="Standard">
      <style:text-properties style:font-name="Times New Roman1" fo:font-size="12pt" fo:background-color="#ffffff" style:font-size-asian="12pt" style:font-size-complex="12pt"/>
    </style:style>
    <style:style style:name="P6" style:family="paragraph" style:parent-style-name="Standard">
      <style:text-properties fo:font-variant="normal" fo:text-transform="none" fo:color="#24292e" style:font-name="SFMono-Regular" fo:font-size="10.5pt" fo:letter-spacing="normal" fo:font-style="normal" fo:font-weight="normal" fo:background-color="#ffffff" style:font-size-asian="12pt" style:font-size-complex="12pt"/>
    </style:style>
    <style:style style:name="P7" style:family="paragraph" style:parent-style-name="Text_20_body">
      <style:text-properties fo:color="#000000" style:font-name="Consolas" fo:font-size="10pt" fo:font-weight="bold" fo:background-color="#ffffff" style:font-size-asian="12pt" style:font-weight-asian="bold" style:font-size-complex="12pt" style:font-weight-complex="bold"/>
    </style:style>
    <style:style style:name="P8" style:family="paragraph" style:parent-style-name="Text_20_body">
      <style:paragraph-properties fo:padding="0cm" fo:border="none"/>
      <style:text-properties fo:color="#000000" style:font-name="Consolas" fo:font-size="10pt" fo:background-color="#ffffff"/>
    </style:style>
    <style:style style:name="P9" style:family="paragraph" style:parent-style-name="Text_20_body">
      <style:paragraph-properties fo:padding="0cm" fo:border="none"/>
      <style:text-properties fo:color="#2aa198" style:font-name="Consolas" fo:font-size="10pt" fo:background-color="#ffffff"/>
    </style:style>
    <style:style style:name="P10" style:family="paragraph" style:parent-style-name="Standard" style:list-style-name="L1"/>
    <style:style style:name="P11" style:family="paragraph" style:parent-style-name="Standard" style:list-style-name="L1">
      <style:text-properties style:font-name="Times New Roman1" fo:font-size="12pt" fo:font-weight="normal" fo:background-color="#ffffff" style:font-size-asian="12pt" style:font-weight-asian="normal" style:font-size-complex="12pt" style:font-weight-complex="normal"/>
    </style:style>
    <style:style style:name="T1" style:family="text">
      <style:text-properties fo:font-variant="normal" fo:text-transform="none" style:font-name="SFMono-Regular" fo:font-size="10.5pt" fo:letter-spacing="normal" fo:font-style="normal"/>
    </style:style>
    <style:style style:name="T2" style:family="text">
      <style:text-properties fo:font-variant="normal" fo:text-transform="none" style:font-name="SFMono-Regular" fo:font-size="10.5pt" fo:letter-spacing="normal" fo:font-style="normal" fo:font-weight="normal" fo:background-color="#ffffff" style:font-size-asian="12pt" style:font-size-complex="12pt"/>
    </style:style>
    <style:style style:name="T3" style:family="text">
      <style:text-properties fo:font-variant="normal" fo:text-transform="none" style:font-name="SFMono-Regular" fo:font-size="10.5pt" fo:letter-spacing="normal" fo:font-style="normal" fo:font-weight="bold" fo:background-color="#ffffff" style:font-size-asian="12pt" style:font-weight-asian="bold" style:font-size-complex="12pt" style:font-weight-complex="bold"/>
    </style:style>
    <style:style style:name="T4" style:family="text">
      <style:text-properties fo:font-variant="normal" fo:text-transform="none" fo:color="#24292e" style:font-name="SFMono-Regular" fo:font-size="10.5pt" fo:letter-spacing="normal" fo:font-style="normal"/>
    </style:style>
    <style:style style:name="T5" style:family="text">
      <style:text-properties fo:font-variant="normal" fo:text-transform="none" fo:color="#24292e" style:font-name="SFMono-Regular" fo:font-size="10.5pt" fo:letter-spacing="normal" fo:font-style="normal" fo:font-weight="normal" fo:background-color="#ffffff" style:font-size-asian="12pt" style:font-size-complex="12pt"/>
    </style:style>
    <style:style style:name="T6" style:family="text">
      <style:text-properties fo:font-variant="normal" fo:text-transform="none" fo:color="#24292e" style:font-name="SFMono-Regular" fo:font-size="10.5pt" fo:letter-spacing="normal" fo:font-style="normal" fo:background-color="#ffffff" style:font-size-asian="12pt" style:font-size-complex="12pt"/>
    </style:style>
    <style:style style:name="T7" style:family="text">
      <style:text-properties fo:font-variant="normal" fo:text-transform="none" fo:color="#24292e" style:font-name="SFMono-Regular" fo:font-size="10.5pt" fo:letter-spacing="normal" fo:font-style="normal" fo:font-weight="bold" fo:background-color="#ffffff" style:font-size-asian="12pt" style:font-weight-asian="bold" style:font-size-complex="12pt" style:font-weight-complex="bold"/>
    </style:style>
    <style:style style:name="T8" style:family="text">
      <style:text-properties fo:font-variant="normal" fo:text-transform="none" fo:color="#24292e" style:font-name="Times New Roman1" fo:font-size="12pt" fo:letter-spacing="normal" fo:font-style="normal" fo:font-weight="normal" fo:background-color="#ffffff" style:font-size-asian="12pt" style:font-size-complex="12pt"/>
    </style:style>
    <style:style style:name="T9" style:family="text">
      <style:text-properties fo:font-variant="normal" fo:text-transform="none" fo:color="#474747" style:font-name="dejavu serif" fo:font-size="10.5pt" fo:letter-spacing="normal" fo:font-style="normal" fo:font-weight="normal" style:font-weight-asian="normal" style:font-weight-complex="normal"/>
    </style:style>
    <style:style style:name="T10" style:family="text">
      <style:text-properties fo:font-variant="normal" fo:text-transform="none" fo:color="#474747" style:text-line-through-style="none" style:font-name="dejavu sans mono" fo:font-size="10.5pt" fo:letter-spacing="normal" fo:font-style="normal" style:text-underline-style="none" fo:font-weight="normal" style:text-blinking="false" style:font-weight-asian="normal" style:font-weight-complex="normal"/>
    </style:style>
    <style:style style:name="T11" style:family="text">
      <style:text-properties fo:font-variant="normal" fo:text-transform="none" fo:color="#4a6782" style:text-line-through-style="none" style:font-name="dejavu sans mono" fo:font-size="10.5pt" fo:letter-spacing="normal" fo:font-style="normal" style:text-underline-style="none" fo:font-weight="normal" style:text-blinking="false" style:font-weight-asian="normal" style:font-weight-complex="normal"/>
    </style:style>
    <style:style style:name="T12" style:family="text">
      <style:text-properties fo:font-variant="normal" fo:text-transform="none" fo:color="#191e1e" style:font-name="SFMono-Regular" fo:font-size="11.25pt" fo:letter-spacing="normal" fo:font-style="normal" fo:font-weight="bold" fo:background-color="#ffffff" style:font-size-asian="12pt" style:font-weight-asian="bold" style:font-size-complex="12pt" style:font-weight-complex="bold"/>
    </style:style>
    <style:style style:name="T13" style:family="text">
      <style:text-properties fo:font-variant="normal" fo:text-transform="none" fo:color="#292929" style:font-name="source-serif-pro" fo:font-size="15pt" fo:letter-spacing="normal" fo:font-style="normal"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color="#000000" style:font-name="Consolas" fo:font-size="10pt" fo:background-color="#ffffff"/>
    </style:style>
    <style:style style:name="T17" style:family="text">
      <style:text-properties fo:color="#000000" style:font-name="Consolas" fo:font-size="10pt" fo:font-weight="bold" fo:background-color="#ffffff" style:font-weight-asian="bold" style:font-weight-complex="bold"/>
    </style:style>
    <style:style style:name="T18" style:family="text">
      <style:text-properties fo:color="#000000" style:font-name="Times New Roman1" fo:font-size="12pt" fo:background-color="#ffffff" style:font-size-asian="12pt" style:font-size-complex="12pt"/>
    </style:style>
    <style:style style:name="T19" style:family="text">
      <style:text-properties style:font-name="Times New Roman1" fo:font-size="12pt" fo:font-weight="bold" fo:background-color="#ffffff" style:font-size-asian="12pt" style:font-weight-asian="bold" style:font-size-complex="12pt" style:font-weight-complex="bold"/>
    </style:style>
    <style:style style:name="T20" style:family="text">
      <style:text-properties style:font-name="Times New Roman1" fo:font-size="12pt" fo:background-color="#ffffff" style:font-size-asian="12pt" style:font-size-complex="12pt"/>
    </style:style>
    <style:style style:name="T21" style:family="text">
      <style:text-properties style:font-name="Times New Roman1" fo:font-size="12pt" fo:font-weight="normal" fo:background-color="#ffffff" style:font-size-asian="12pt" style:font-weight-asian="normal" style:font-size-complex="12pt" style:font-weight-complex="normal"/>
    </style:style>
    <style:style style:name="T22" style:family="text">
      <style:text-properties fo:color="#2aa1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e Features:</text:p>
      <text:p text:style-name="P2"><text:span text:style-name="T15">Lazy Initialization:</text:span> Not set by default. Beans would be created as and when they are needed. If misconfigured bean is loaded lazily then it won't raise error during startup. Care must be taken to ensure that JVM has sufficient memory to accomodate all of applications' beans and not just those that are initialized during startup. Dev needs to do fine tuning of heap size before lazy initialization.</text:p>
      <text:p text:style-name="P2"/>
      <text:p text:style-name="P2"><text:span text:style-name="T1">spring.main.lazy-initialization</text:span><text:span text:style-name="T4">=</text:span><text:span text:style-name="T1">true</text:span> </text:p>
      <text:p text:style-name="P2"/>
      <text:p text:style-name="P2">@Lazy(false) : disable lazy initialization for specific beans.</text:p>
      <text:p text:style-name="P2"/>
      <text:p text:style-name="P1">Fluent Builder API:</text:p>
      <text:p text:style-name="Standard"><text:span text:style-name="T15">Context Hierarchy: </text:span><text:span text:style-name="T14">Allow multiple child contexts to share beans that reside in parent context.</text:span></text:p>
      <text:p text:style-name="P2">Only one parent context but multiple child contexts are possible. Parent can't access beans from child contexts.</text:p>
      <text:p text:style-name="P1">SpringApplicationBuilder<text:span text:style-name="T14"> :</text:span><text:span text:style-name="T9">Builder for </text:span><text:a xlink:type="simple" xlink:href="https://docs.spring.io/spring-boot/docs/3.1.0-SNAPSHOT/api/org/springframework/boot/SpringApplication.html" text:style-name="Internet_20_link" text:visited-style-name="Visited_20_Internet_20_Link"><text:span text:style-name="Source_20_Text"><text:span text:style-name="T11">SpringApplication</text:span></text:span></text:a><text:span text:style-name="Source_20_Text"><text:span text:style-name="T10"> </text:span></text:span><text:span text:style-name="T9">and </text:span><text:a xlink:type="simple" xlink:href="https://docs.spring.io/spring-framework/docs/6.0.7-SNAPSHOT/javadoc-api/org/springframework/context/ApplicationContext.html" text:style-name="Internet_20_link" text:visited-style-name="Visited_20_Internet_20_Link"><text:span text:style-name="Source_20_Text"><text:span text:style-name="T11">ApplicationContext</text:span></text:span></text:a><text:span text:style-name="Source_20_Text"><text:span text:style-name="T10"> </text:span></text:span><text:span text:style-name="T9">instances with convenient fluent API and context hierarchy support.</text:span><text:span text:style-name="T14"> </text:span></text:p>
      <text:p text:style-name="P2">This class helps building parent/child relationship between contexts using parent(), child() and sibiling() methods.</text:p>
      <text:p text:style-name="P2"/>
      <text:p text:style-name="P1">Accessing Application Arguments:</text:p>
      <text:p text:style-name="Standard"><text:span text:style-name="T14">Inject</text:span><text:span text:style-name="T15"> </text:span><text:span text:style-name="T17">ApplicationArguments</text:span><text:span text:style-name="T16"> </text:span><text:span text:style-name="T18">in class and we can access arguments.</text:span><text:span text:style-name="T19"> </text:span></text:p>
      <text:p text:style-name="P3"/>
      <text:p text:style-name="P3">ApplicationRunner/CommandLineRunner:</text:p>
      <text:p text:style-name="P4">The run method is called just before the SpringApplication.run() completes. Both of these interfaces are same except the run method in ApplicationRunner takes ApplicationArguments and in commandLineRunner, it takes String... args.</text:p>
      <text:p text:style-name="P4">If multiple commandLineRunner/ApplicationRunner interface are there and we want to run them in specific order then we should use @Order annotation.</text:p>
      <text:p text:style-name="P4"/>
      <text:p text:style-name="P1"><text:span text:style-name="T20">Externalized Configuration:<text:line-break/></text:span><text:span text:style-name="T21">Configuration can be externalised via properties file, yaml, environment variables, commandline args. Property values can be injected using @Value annotation, can be accessed using autowired Environment reference or using @ConfigurationProperties.</text:span></text:p>
      <text:p text:style-name="P4"/>
      <text:p text:style-name="P3">JSON application properties:</text:p>
      <text:p text:style-name="P3">Unix:</text:p>
      <text:p text:style-name="P2"><text:span text:style-name="T6">SPRING_APPLICATION_JSON='{"my":{"name":"test"}}' java -jar myapp.jar</text:span><text:span text:style-name="T20"> </text:span></text:p>
      <text:p text:style-name="P3">System Property:</text:p>
      <text:p text:style-name="P2"><text:span text:style-name="T6">java -Dspring.application.json='{"my":{"name":"test"}}' -jar myapp.jar</text:span><text:span text:style-name="T20"> </text:span></text:p>
      <text:p text:style-name="P3">CommandLine:</text:p>
      <text:p text:style-name="P1"><text:span text:style-name="T5">java -jar myapp.jar --spring.application.json='{"my":{"name":"test"}}'</text:span><text:span text:style-name="T20"> </text:span></text:p>
      <text:p text:style-name="P3"/>
      <text:p text:style-name="P3">If we do not like application as configuration file name then we can rename it as :</text:p>
      <text:p text:style-name="Standard"><text:span text:style-name="T21">j</text:span><text:span text:style-name="T5">ava -jar myproject.jar –spring.config.name=myproject</text:span></text:p>
      <text:p text:style-name="Standard"><text:span text:style-name="T5">File will be : </text:span><text:span text:style-name="T7">myproject.properties or myproject.yaml</text:span></text:p>
      <text:p text:style-name="P6"/>
      <text:p text:style-name="Standard"><text:span text:style-name="T8">We can refer to explicit locations by using</text:span><text:span text:style-name="T5"> </text:span><text:span text:style-name="T12">spring.config.location</text:span><text:span text:style-name="T5"> </text:span><text:span text:style-name="T20"><text:s/>environment property.</text:span></text:p>
      <text:p text:style-name="Standard"><text:span text:style-name="T5">java -jar myproject.jar --spring.config.location=\ optional:classpath:/default.properties,\ optional:classpath:/override.properties</text:span><text:span text:style-name="T20"> </text:span></text:p>
      <text:p text:style-name="P5"/>
      <text:p text:style-name="P3">Import properties files into other properties files using below:</text:p>
      <text:p text:style-name="Standard"><text:span text:style-name="T3">spring.config.import</text:span><text:span text:style-name="T5">=</text:span><text:span text:style-name="T2">optional:file:./dev.properties</text:span><text:span text:style-name="T20"> </text:span></text:p>
      <text:p text:style-name="P5"/>
      <text:p text:style-name="P3"><text:soft-page-break/>Using Config Trees:</text:p>
      <text:p text:style-name="P1"><text:span text:style-name="T2">spring.config.import</text:span><text:span text:style-name="T5">=</text:span><text:span text:style-name="T2">optional:configtree:/etc/config/</text:span><text:span text:style-name="T20">*/</text:span></text:p>
      <text:p text:style-name="P3"/>
      <text:p text:style-name="P3"/>
      <text:p text:style-name="P3">Internationalization:</text:p>
      <text:p text:style-name="P4">Spring boot supports localization based on the local language. It will display the response in local language using i18n.</text:p>
      <text:p text:style-name="Standard">Internationalization Default behavior:</text:p>
      <text:p text:style-name="Standard"/>
      <text:list xml:id="list6814954648597495556" text:style-name="L1">
        <text:list-item>
          <text:p text:style-name="P10">Create messages.properties, messages_fr.properties, messages_XX.properties file.</text:p>
        </text:list-item>
        <text:list-item>
          <text:p text:style-name="P10">Spring boot will read “Accept-Language” http header in the https request and store it in Locale.</text:p>
        </text:list-item>
        <text:list-item>
          <text:p text:style-name="P11">Autowired a MessageSource reference in the class and pass the message keys and locale to the getMessage(“key.subKey”,null,locale). This would get the value of key.SubKey based on the locale passed.</text:p>
        </text:list-item>
      </text:list>
      <text:p text:style-name="P3"/>
      <text:p text:style-name="P3">Task Scheduling:</text:p>
      <text:p text:style-name="P3">Scheduling:</text:p>
      <text:p text:style-name="P3"><text:span text:style-name="Strong_20_Emphasis"><text:span text:style-name="T13">@EnableScheduling</text:span></text:span><text:span text:style-name="T14"> on SpringBootApplication</text:span></text:p>
      <text:p text:style-name="P4">@Scheduled(fixedRateString = “${key.time}”,fixedDelayString=”${key.time2}”)</text:p>
      <text:p text:style-name="P4">Internally uses TaskScheduler to schedule tasks.</text:p>
      <text:p text:style-name="P7">spring.task.scheduling.pool.size=<text:span text:style-name="T22">5</text:span></text:p>
      <text:p text:style-name="P8">spring.task.scheduling.thread-name-prefix=<text:span text:style-name="T22">myThread</text:span></text:p>
      <text:p text:style-name="P9"/>
      <text:p text:style-name="P9">The scheduled methods should have void return type and it should not take any parameters.</text:p>
      <text:p text:style-name="P3"/>
      <text:p text:style-name="P3"/>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SFMono-Regular" svg:font-family="SFMono-Regular, Consolas, 'Liberation Mono', Menlo, monospace"/>
    <style:font-face style:name="dejavu sans mono" svg:font-family="'dejavu sans mono', monospace"/>
    <style:font-face style:name="dejavu serif" svg:font-family="'dejavu serif', Georgia, 'times new roman', Times, serif"/>
    <style:font-face style:name="source-serif-pro" svg:font-family="source-serif-pro,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Google Sans" svg:font-family="'Google Sans', arial, sans-serif"/>
    <style:font-face style:name="Nunito" svg:font-family="Nunito, sans-serif"/>
    <style:font-face style:name="OpenSymbol" svg:font-family="OpenSymbol"/>
    <style:font-face style:name="SFMono-Regular" svg:font-family="SFMono-Regular, Consolas, 'Liberation Mono', Menl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nsolas" fo:font-size="10pt" fo:font-weight="normal" fo:background-color="#ffffff" style:font-weight-asian="normal" style:font-weight-complex="normal"/>
    </style:style>
    <style:style style:name="P2" style:family="paragraph" style:parent-style-name="Text_20_body">
      <style:text-properties fo:font-variant="normal" fo:text-transform="none" fo:color="#000000" style:font-name="Nunito" fo:font-size="12pt" fo:letter-spacing="normal" fo:font-style="normal" fo:font-weight="normal"/>
    </style:style>
    <style:style style:name="P3" style:family="paragraph" style:parent-style-name="Text_20_body">
      <style:text-properties fo:font-variant="normal" fo:text-transform="none" fo:color="#24292e" style:font-name="Nunito" fo:font-size="12pt" fo:letter-spacing="normal" fo:font-style="normal" fo:font-weight="normal"/>
    </style:style>
    <style:style style:name="P4" style:family="paragraph" style:parent-style-name="Text_20_body">
      <style:paragraph-properties fo:padding="0cm" fo:border="none"/>
      <style:text-properties fo:color="#000000" style:font-name="Consolas" fo:font-size="10pt" fo:background-color="#ffffff"/>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variant="normal" fo:text-transform="none" fo:color="#24292e" fo:letter-spacing="normal" fo:font-weight="bold" style:font-weight-asian="bold" style:font-weight-complex="bold"/>
    </style:style>
    <style:style style:name="P8" style:family="paragraph" style:parent-style-name="Standard">
      <style:text-properties fo:font-variant="normal" fo:text-transform="none" fo:color="#24292e" fo:letter-spacing="normal" fo:font-weight="normal" style:font-weight-asian="normal" style:font-weight-complex="normal"/>
    </style:style>
    <style:style style:name="P9" style:family="paragraph" style:parent-style-name="Standard">
      <style:text-properties fo:font-variant="normal" fo:text-transform="none" fo:color="#24292e" fo:letter-spacing="normal"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SFMono-Regular" fo:font-size="10.5pt" fo:letter-spacing="normal" fo:font-style="normal" fo:font-weight="normal"/>
    </style:style>
    <style:style style:name="T3" style:family="text">
      <style:text-properties fo:font-variant="normal" fo:text-transform="none" fo:color="#24292e" fo:letter-spacing="normal"/>
    </style:style>
    <style:style style:name="T4" style:family="text">
      <style:text-properties fo:font-variant="normal" fo:text-transform="none" fo:color="#24292e" fo:letter-spacing="normal" style:text-underline-style="none"/>
    </style:style>
    <style:style style:name="T5" style:family="text">
      <style:text-properties fo:font-variant="normal" fo:text-transform="none" fo:color="#24292e" fo:letter-spacing="normal" fo:font-weight="bold" style:font-weight-asian="bold" style:font-weight-complex="bold"/>
    </style:style>
    <style:style style:name="T6" style:family="text">
      <style:text-properties fo:font-variant="normal" fo:text-transform="none" fo:color="#24292e" fo:letter-spacing="normal" fo:font-weight="normal" style:font-weight-asian="normal" style:font-weight-complex="normal"/>
    </style:style>
    <style:style style:name="T7" style:family="text">
      <style:text-properties fo:font-variant="normal" fo:text-transform="none" fo:color="#202124" style:font-name="Google Sans" fo:font-size="16.5pt" fo:letter-spacing="normal" fo:font-style="normal" fo:font-weight="normal"/>
    </style:style>
    <style:style style:name="T8" style:family="text">
      <style:text-properties fo:font-variant="normal" fo:text-transform="none" fo:color="#202124" fo:letter-spacing="normal"/>
    </style:style>
    <style:style style:name="T9" style:family="text">
      <style:text-properties fo:font-variant="normal" fo:text-transform="none" fo:color="#040c28" style:font-name="Google Sans" fo:font-size="16.5pt" fo:letter-spacing="normal" fo:font-style="normal"/>
    </style:style>
    <style:style style:name="T10" style:family="text">
      <style:text-properties fo:font-variant="normal" fo:text-transform="none" fo:letter-spacing="normal" style:text-underline-style="none"/>
    </style:style>
    <style:style style:name="T11" style:family="text">
      <style:text-properties fo:font-variant="normal" fo:text-transform="none" fo:letter-spacing="normal" fo:font-style="italic" style:text-underline-style="none"/>
    </style:style>
    <style:style style:name="T12" style:family="text">
      <style:text-properties fo:font-variant="normal" fo:text-transform="none" fo:color="#6a3e3e" fo:letter-spacing="normal" style:text-underline-style="none"/>
    </style:style>
    <style:style style:name="T13" style:family="text">
      <style:text-properties fo:color="#24292e"/>
    </style:style>
    <style:style style:name="T14" style:family="text">
      <style:text-properties fo:color="#202124" style:font-name="Google Sans" fo:font-size="16.5pt"/>
    </style:style>
    <style:style style:name="T15" style:family="text">
      <style:text-properties fo:color="#202124" style:font-name="Google Sans" fo:font-size="16.5pt" fo:font-weight="bold"/>
    </style:style>
    <style:style style:name="T16" style:family="text">
      <style:text-properties fo:color="#040c28" style:font-name="Google Sans" fo:font-size="16.5pt" fo:font-weight="bold"/>
    </style:style>
    <style:style style:name="T17" style:family="text">
      <style:text-properties fo:color="#6a3e3e"/>
    </style:style>
    <style:style style:name="T18" style:family="text">
      <style:text-properties fo:color="#6a3e3e" fo:background-color="#f0d8a8"/>
    </style:style>
    <style:style style:name="T19" style:family="text">
      <style:text-properties fo:color="#7f0055"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pring Web MVC Framework:</text:p>
      <text:p text:style-name="Standard">Model-View-Controller. It lets us create @Controller/@RestController to handle web requests.</text:p>
      <text:p text:style-name="Standard">@RequestMapping helps to route http request to methods.</text:p>
      <text:p text:style-name="Standard"><text:span text:style-name="T1">WebMvc.fn Functional endpoints:</text:span> It will seperate out handling and rounting of webrequests in seperate files. For routing, we can create a seperate configuration class and for handling, we can create a seperate class.</text:p>
      <text:p text:style-name="Standard"/>
      <text:p text:style-name="P5">HttpMessageConverters:</text:p>
      <text:p text:style-name="P6">Objects can be automatically be converted to JSON/XML.We can provide our own custom conerters as well and they will be added to list of converters.</text:p>
      <text:p text:style-name="P6"/>
      <text:p text:style-name="P5">Content Negotiation:</text:p>
      <text:p text:style-name="P5">Using Accept and Content-type headers, server sends response in the supported format/MIME Type.</text:p>
      <text:p text:style-name="P5"/>
      <text:p text:style-name="P5">ErrorController is a marker interface. @controller class implementing this interface can handle “/error” request and can be used to return custom errors.</text:p>
      <text:p text:style-name="P5"/>
      <text:p text:style-name="P5">@ControllerAdvice and @ExceptionHandler can handle errors globally.</text:p>
      <text:p text:style-name="P5"><text:span text:style-name="T2">ResponseEntityExceptionHandler</text:span><text:span text:style-name="T3"> <text:s/>class with ExceptionHandler annotations that handles <text:s/>Spring MVC exceptions.</text:span></text:p>
      <text:p text:style-name="P7"/>
      <text:p text:style-name="P7">Spring MVC Request/Response flow:</text:p>
      <text:p text:style-name="P7">Request -&gt; Servlet Container(TOMCAT) -&gt; Filters -&gt; SpringMVC( DispatcherServlet -&gt; HandlerInterceptor -&gt; Controller -&gt; Service -&gt; Database )</text:p>
      <text:p text:style-name="P7"/>
      <text:p text:style-name="P7">There is one thread per request in TOMCAT.</text:p>
      <text:p text:style-name="P7"/>
      <text:p text:style-name="P7">In Spring MVC, we follow traditional style of programming.</text:p>
      <text:p text:style-name="P5"><text:span text:style-name="T3">For Example: Suppose we have a rest-controller mapping that return Item object. Item has </text:span><text:span text:style-name="T6">Price and Location variables. The controller method will try to fetch price first and then it will go to fetch location and then it will return Item object. </text:span></text:p>
      <text:p text:style-name="P6"><text:span text:style-name="T3">This approach is call imperative style and is </text:span><text:span text:style-name="T5">blocking/synchronous</text:span><text:span text:style-name="T3"> by nature.</text:span></text:p>
      <text:p text:style-name="P8">TOMCAT provided 1 thread per request and this thread is trying to fetch price and until we receive the price, it will remain in blocking state and once we receive the response, it will move to next statement. </text:p>
      <text:p text:style-name="P8">Threads going into blocking state makes the system do in-efficient use of resources.</text:p>
      <text:p text:style-name="P6"><text:span text:style-name="T3">There is </text:span><text:span text:style-name="T5">no back pressure compatibility</text:span><text:span text:style-name="T3"> as well. </text:span></text:p>
      <text:p text:style-name="P8">Limited no. Of concurrent requests can be supported.</text:p>
      <text:p text:style-name="P8"/>
      <text:p text:style-name="P8">So, there are following flaws of traditional API designs:</text:p>
      <text:p text:style-name="P8">-&gt; Blocking/Sunchronous</text:p>
      <text:p text:style-name="P8">-&gt; Limited number of concurrent requests can be supported</text:p>
      <text:p text:style-name="P8">-&gt; No Back Pressure</text:p>
      <text:p text:style-name="P8"/>
      <text:p text:style-name="P3"/>
      <text:p text:style-name="P2"><text:span text:style-name="T14">RestTemplate is a </text:span><text:span text:style-name="T16">synchronous</text:span><text:span text:style-name="T15"> </text:span><text:span text:style-name="T14">client for making REST API calls over HTTP.</text:span><text:span text:style-name="T13"> <text:s/>- Deprecated.</text:span></text:p>
      <text:p text:style-name="P7"/>
      <text:p text:style-name="P7"/>
      <text:p text:style-name="P7"/>
      <text:p text:style-name="P8"><text:soft-page-break/>Better API design would be Non-Blocking/Asynchronous, less threads would serve more requests, back pressure compatibility, Move away from thread per request model.</text:p>
      <text:p text:style-name="P8"/>
      <text:p text:style-name="P7"/>
      <text:p text:style-name="P7">Spring WebFlux:</text:p>
      <text:p text:style-name="P7"/>
      <text:p text:style-name="P7">What is Reactive Programming?</text:p>
      <text:p text:style-name="P8">New programming paradigm.</text:p>
      <text:p text:style-name="P7">It is asynchronous and non-blocking by design.</text:p>
      <text:p text:style-name="P8">Data flows as event/message driven.</text:p>
      <text:p text:style-name="P7">Functional style code(similar to stream API), and back pressure compatible.</text:p>
      <text:p text:style-name="P7"/>
      <text:p text:style-name="P7">Data Flow as an Event Driven Stream:</text:p>
      <text:p text:style-name="P8">One event or message for every result item from data source.</text:p>
      <text:p text:style-name="P8">Data source can be files, database, service etc.</text:p>
      <text:p text:style-name="P8">One event/message for completion or error.</text:p>
      <text:p text:style-name="P7"/>
      <text:p text:style-name="P5"><text:span text:style-name="T3">OnNext(item): </text:span><text:span text:style-name="T6">Data stream event.</text:span></text:p>
      <text:p text:style-name="P8">OnComplete(): completeion/Success</text:p>
      <text:p text:style-name="P8">onError() : Error</text:p>
      <text:p text:style-name="P8"/>
      <text:p text:style-name="P5"><text:span text:style-name="T3">Back Pressure: </text:span><text:span text:style-name="T6">Application provide a feedback to server to say hey please slow down, you are sending too fast , I am unable to process.</text:span></text:p>
      <text:p text:style-name="P8"/>
      <text:p text:style-name="P7">Reactive Stream Specification:</text:p>
      <text:p text:style-name="P8">Data flowing to application using event driven stream which is called Reactive stream.</text:p>
      <text:p text:style-name="P8">The rules that a reactive stream should follow is called reactive specification.</text:p>
      <text:p text:style-name="P8">There are 4 interfaces: Publisher, Subscriber, Processor, Subscription.</text:p>
      <text:p text:style-name="P8"/>
      <text:p text:style-name="P7">Publisher:</text:p>
      <text:p text:style-name="P8">Publisher interface has one method subscribe that takes one parameter Subscriber and registers the subscribers.</text:p>
      <text:p text:style-name="P8">Publishers are generally data source.</text:p>
      <text:p text:style-name="P8"/>
      <text:p text:style-name="P7">Subscriber :</text:p>
      <text:p text:style-name="P7">It has 4 methods onNext(), onComplete(), onError(), onSubscribe()</text:p>
      <text:p text:style-name="P7"/>
      <text:p text:style-name="P7">Subscription():</text:p>
      <text:p text:style-name="P7">2 methods: request(n) and cancel()</text:p>
      <text:p text:style-name="P7"/>
      <text:p text:style-name="P7"/>
      <text:p text:style-name="P7">Processor Interface:</text:p>
      <text:p text:style-name="P7">It extends Subscriber and publisher interfaces.</text:p>
      <text:p text:style-name="P7"/>
      <text:p text:style-name="P7"/>
      <text:p text:style-name="P7">What is reactive library?</text:p>
      <text:p text:style-name="P7">Library that implements Reactive Streams Specifications.</text:p>
      <text:p text:style-name="P7">Ex: RxJava , Reactor etc.</text:p>
      <text:p text:style-name="P7"/>
      <text:p text:style-name="P7"/>
      <text:p text:style-name="P7"/>
      <text:p text:style-name="P7"/>
      <text:p text:style-name="P7"><text:soft-page-break/></text:p>
      <text:p text:style-name="P7"/>
      <text:p text:style-name="P7"/>
      <text:p text:style-name="P7">Publisher/Subscriber event flow:</text:p>
      <text:p text:style-name="P7"><draw:frame draw:style-name="fr1" draw:name="graphics1" text:anchor-type="paragraph" svg:x="0.48cm" svg:y="0.019cm" svg:width="18.521cm" svg:height="12.591cm" draw:z-index="0"><draw:image xlink:href="Pictures/10000000000002FA000001DC3C44272A.png" xlink:type="simple" xlink:show="embed" xlink:actuate="onLoad"/></draw:frame></text:p>
      <text:p text:style-name="P8"><text:s/></text:p>
      <text:p text:style-name="P7">Flux and Mono are the implementation classes of Reactive Stream Specifications.</text:p>
      <text:p text:style-name="P7">Flux represent 0 to N elements and Mono represent 0 to 1 elements.</text:p>
      <text:p text:style-name="P5"><text:span text:style-name="T9">Mono — A publisher that can emit 0 or 1 element.</text:span><text:span text:style-name="T8"> </text:span><text:span text:style-name="T9">Flux — A publisher that can emit 0..</text:span><text:span text:style-name="T8"> </text:span><text:span text:style-name="T9">N elements</text:span><text:span text:style-name="T7">.</text:span><text:span text:style-name="T3"> </text:span></text:p>
      <text:p text:style-name="P7"/>
      <text:p text:style-name="P7"/>
      <text:p text:style-name="P7">WebClient: Reactive web client.</text:p>
      <text:p text:style-name="P6"><text:span text:style-name="T3">It is an interface representing main entry point for performing web request. It was created as part of Spring Web Reactive module and it will be replacing RestTemplate. WebClient in reactive and non-blocking</text:span><text:span text:style-name="T4">. It offers both synchronous and non-synchronous operations.</text:span></text:p>
      <text:p text:style-name="P9">We used restTemplates to call a api running on a different/same domain(IP:PORT).</text:p>
      <text:p text:style-name="P9"/>
      <text:p text:style-name="P1"><text:span text:style-name="T10">WebClient.Builder </text:span><text:span text:style-name="T12">builder</text:span><text:span text:style-name="T10"> = WebClient.</text:span><text:span text:style-name="T11">builder</text:span><text:span text:style-name="T10">();</text:span></text:p>
      <text:p text:style-name="P4">String <text:span text:style-name="T18">a</text:span> = <text:span text:style-name="T17">builder</text:span>.build().get().uri(<text:span text:style-name="T17">uri</text:span>).retrieve().bodyToMono(String.<text:span text:style-name="T19">class</text:span>).block();</text:p>
      <text:p text:style-name="P9"/>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Google Sans" svg:font-family="'Google Sans', arial, sans-serif"/>
    <style:font-face style:name="Nunito" svg:font-family="Nunito, sans-serif"/>
    <style:font-face style:name="OpenSymbol" svg:font-family="OpenSymbol"/>
    <style:font-face style:name="SFMono-Regular" svg:font-family="SFMono-Regular, Consolas, 'Liberation Mono', Menlo,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apple-system" svg:font-family="apple-system, blinkmacsystemfont, 'Segoe UI', Roboto, Helvetica, Arial, sans-serif, 'Apple Color Emoji', 'Segoe UI Emoji', 'Segoe UI Symbol'"/>
    <style:font-face style:name="var monospace-font-family" svg:font-family="'var monospace-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color="#646464" style:font-name="Consolas" fo:font-size="10pt" fo:font-weight="bold" fo:background-color="#ffffff" style:font-weight-asian="bold" style:font-weight-complex="bold"/>
    </style:style>
    <style:style style:name="P4" style:family="paragraph" style:parent-style-name="Text_20_body">
      <style:text-properties fo:color="#646464" style:font-name="Consolas" fo:font-size="10pt" fo:font-weight="normal" fo:background-color="#ffffff" style:font-weight-asian="normal" style:font-weight-complex="normal"/>
    </style:style>
    <style:style style:name="P5" style:family="paragraph" style:parent-style-name="Text_20_body">
      <style:paragraph-properties fo:padding="0cm" fo:border="none"/>
      <style:text-properties fo:color="#646464" style:font-name="Consolas" fo:font-size="10pt" fo:background-color="#ffffff"/>
    </style:style>
    <style:style style:name="P6" style:family="paragraph" style:parent-style-name="Text_20_body">
      <style:paragraph-properties fo:padding="0cm" fo:border="none"/>
      <style:text-properties fo:color="#000000" style:font-name="Consolas" fo:font-size="10pt" fo:background-color="#ffffff"/>
    </style:style>
    <style:style style:name="P7" style:family="paragraph" style:parent-style-name="Standard" style:list-style-name="L1">
      <style:text-properties fo:font-weight="bold" style:font-weight-asian="bold" style:font-weight-complex="bold"/>
    </style:style>
    <style:style style:name="T1" style:family="text">
      <style:text-properties fo:color="#7f0055" fo:font-weight="bold"/>
    </style:style>
    <style:style style:name="T2" style:family="text">
      <style:text-properties fo:color="#7f0055" style:text-underline-style="solid" style:text-underline-width="auto" style:text-underline-color="font-color" fo:font-weight="bold"/>
    </style:style>
    <style:style style:name="T3" style:family="text">
      <style:text-properties fo:color="#0000c0"/>
    </style:style>
    <style:style style:name="T4" style:family="text">
      <style:text-properties fo:color="#0000c0" fo:font-style="italic" fo:font-weight="bold"/>
    </style:style>
    <style:style style:name="T5" style:family="text">
      <style:text-properties fo:color="#6a3e3e"/>
    </style:style>
    <style:style style:name="T6" style:family="text">
      <style:text-properties fo:color="#2a00ff"/>
    </style:style>
    <style:style style:name="T7" style:family="text">
      <style:text-properties fo:color="#3f7f5f"/>
    </style:style>
    <style:style style:name="T8" style:family="text">
      <style:text-properties fo:font-style="italic"/>
    </style:style>
    <style:style style:name="T9" style:family="text">
      <style:text-properties fo:font-variant="normal" fo:text-transform="none" style:text-line-through-style="none" style:font-name="apple-system" fo:font-size="11.25pt" fo:letter-spacing="normal" fo:font-style="normal" style:text-underline-style="none" fo:font-weight="normal" style:text-blinking="false"/>
    </style:style>
    <style:style style:name="T10" style:family="text">
      <style:text-properties fo:font-variant="normal" fo:text-transform="none" style:text-line-through-style="none" style:font-name="var monospace-font-family" fo:font-size="11.25pt" fo:letter-spacing="normal" fo:font-style="normal" style:text-underline-style="none" fo:font-weight="normal" style:text-blinking="false"/>
    </style:style>
    <style:style style:name="T11" style:family="text">
      <style:text-properties fo:font-variant="normal" fo:text-transform="none" fo:color="#191e1e" style:font-name="apple-system" fo:font-size="11.25pt" fo:letter-spacing="normal" fo:font-style="normal" fo:font-weight="normal"/>
    </style:style>
    <style:style style:name="T12" style:family="text">
      <style:text-properties fo:font-variant="normal" fo:text-transform="none" fo:color="#191e1e" style:font-name="apple-system" fo:font-size="11.25pt" fo:letter-spacing="normal" fo:font-style="normal" style:text-underline-style="solid" style:text-underline-width="auto" style:text-underline-color="font-color" fo:font-weight="normal"/>
    </style:style>
    <style:style style:name="T13" style:family="text">
      <style:text-properties fo:font-variant="normal" fo:text-transform="none" fo:color="#191e1e" style:font-name="var monospace-font-family" fo:letter-spacing="normal" fo:font-style="normal" fo:font-weight="normal"/>
    </style:style>
    <style:style style:name="T14" style:family="text">
      <style:text-properties fo:font-variant="normal" fo:text-transform="none" fo:color="#191e1e" style:text-line-through-style="none" style:font-name="var monospace-font-family" fo:font-size="11.25pt" fo:letter-spacing="normal" fo:font-style="normal" style:text-underline-style="none" fo:font-weight="normal" style:text-blinking="false"/>
    </style:style>
    <style:style style:name="T15" style:family="text">
      <style:text-properties fo:font-variant="normal" fo:text-transform="none" fo:color="#191e1e" style:text-line-through-style="none" style:font-name="apple-system" fo:font-size="11.25pt" fo:letter-spacing="normal" fo:font-style="normal" style:text-underline-style="none" fo:font-weight="normal" style:text-blinking="false"/>
    </style:style>
    <style:style style:name="T16" style:family="text">
      <style:text-properties fo:font-variant="normal" fo:text-transform="none" style:font-name="apple-system" fo:font-size="11.25pt" fo:letter-spacing="normal" fo:font-style="normal" style:text-underline-style="solid" style:text-underline-width="auto" style:text-underline-color="font-color"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g Boot 3.0 Security:</text:p>
      <text:p text:style-name="P1"/>
      <text:p text:style-name="P1"><text:a xlink:type="simple" xlink:href="https://spring.io/guides/topicals/spring-security-architecture/" text:style-name="Internet_20_link" text:visited-style-name="Visited_20_Internet_20_Link">https://spring.io/guides/topicals/spring-security-architecture/</text:a></text:p>
      <text:p text:style-name="P1"><text:a xlink:type="simple" xlink:href="https://docs.spring.io/spring-security/reference/servlet/authentication/passwords/form.html" text:style-name="Internet_20_link" text:visited-style-name="Visited_20_Internet_20_Link">https://docs.spring.io/spring-security/reference/servlet/authentication/passwords/form.html</text:a></text:p>
      <text:p text:style-name="P1"/>
      <text:p text:style-name="P1"/>
      <text:p text:style-name="P1"><draw:frame draw:style-name="fr1" draw:name="graphics1" text:anchor-type="paragraph" svg:width="17cm" svg:height="9.34cm" draw:z-index="0"><draw:image xlink:href="Pictures/10000000000002EC0000019B3964012D.png" xlink:type="simple" xlink:show="embed" xlink:actuate="onLoad"/></draw:frame></text:p>
      <text:p text:style-name="P1"/>
      <text:p text:style-name="P1"><text:a xlink:type="simple" xlink:href="https://docs.spring.io/spring-security/site/docs/6.0.2/api/org/springframework/security/core/userdetails/UserDetailsService.html" text:style-name="Internet_20_link" text:visited-style-name="Visited_20_Internet_20_Link"><text:span text:style-name="Source_20_Text"><text:span text:style-name="T10">UserDetailsService</text:span></text:span></text:a><text:span text:style-name="Source_20_Text"><text:span text:style-name="T14"> </text:span></text:span><text:span text:style-name="T11">is used by </text:span><text:a xlink:type="simple" xlink:href="https://docs.spring.io/spring-security/reference/servlet/authentication/passwords/dao-authentication-provider.html#servlet-authentication-daoauthenticationprovider" text:style-name="Internet_20_link" text:visited-style-name="Visited_20_Internet_20_Link"><text:span text:style-name="Source_20_Text"><text:span text:style-name="T10">DaoAuthenticationProvider</text:span></text:span></text:a><text:span text:style-name="Source_20_Text"><text:span text:style-name="T14"> </text:span></text:span><text:span text:style-name="T11">for retrieving a username, a password, and other attributes for authenticating with a username and password. Spring Security provides </text:span><text:a xlink:type="simple" xlink:href="https://docs.spring.io/spring-security/reference/servlet/authentication/passwords/in-memory.html#servlet-authentication-inmemory" text:style-name="Internet_20_link" text:visited-style-name="Visited_20_Internet_20_Link"><text:span text:style-name="T16">in-memory</text:span></text:a><text:span text:style-name="T12"> </text:span><text:span text:style-name="T11">and </text:span><text:a xlink:type="simple" xlink:href="https://docs.spring.io/spring-security/reference/servlet/authentication/passwords/jdbc.html#servlet-authentication-jdbc" text:style-name="Internet_20_link" text:visited-style-name="Visited_20_Internet_20_Link"><text:span text:style-name="T9">JDBC</text:span></text:a><text:span text:style-name="T15"> </text:span><text:span text:style-name="T11">implementations of </text:span><text:span text:style-name="Source_20_Text"><text:span text:style-name="T13">UserDetailsService</text:span></text:span><text:span text:style-name="T11">.</text:span> </text:p>
      <text:p text:style-name="P1"/>
      <text:p text:style-name="P1">Username/Password Authentication in Servlet based application:</text:p>
      <text:p text:style-name="P1"/>
      <text:p text:style-name="P1">REDIRECTING TO LOGIN PAGE:</text:p>
      <text:p text:style-name="P1"><draw:frame draw:style-name="fr2" draw:name="graphics2" text:anchor-type="paragraph" svg:width="17cm" svg:height="8.061cm" draw:z-index="1"><draw:image xlink:href="Pictures/100000000000054C00000283A3F22571.png" xlink:type="simple" xlink:show="embed" xlink:actuate="onLoad"/></draw:frame></text:p>
      <text:p text:style-name="P1"/>
      <text:list xml:id="list6579273190207186598" text:style-name="L1">
        <text:list-item>
          <text:p text:style-name="P7">First, a user makes an unauthenticated request to the resource (/private) for which it is not authorized.</text:p>
        </text:list-item>
        <text:list-item>
          <text:p text:style-name="P7">Spring Security’s FilterSecurityInterceptor indicates that the unauthenticated request is Denied by throwing an AccessDeniedException.</text:p>
        </text:list-item>
        <text:list-item>
          <text:p text:style-name="P7">Since the user is not authenticated, ExceptionTranslationFilter initiates Start Authentication and sends a redirect to the login page with the configured AuthenticationEntryPoint. In most cases, the AuthenticationEntryPoint is an instance of LoginUrlAuthenticationEntryPoint.</text:p>
        </text:list-item>
        <text:list-item>
          <text:p text:style-name="P7">The browser requests the login page to which it was redirected.</text:p>
        </text:list-item>
        <text:list-item>
          <text:p text:style-name="P7">Something within the application, must render the login page.</text:p>
        </text:list-item>
      </text:list>
      <text:p text:style-name="P1"><text:soft-page-break/></text:p>
      <text:p text:style-name="P1"/>
      <text:p text:style-name="P1"/>
      <text:p text:style-name="P1">Authenticating UserNAme / Password:</text:p>
      <text:p text:style-name="P1"><draw:frame draw:style-name="fr2" draw:name="graphics3" text:anchor-type="paragraph" svg:width="17cm" svg:height="13.852cm" draw:z-index="2"><draw:image xlink:href="Pictures/1000000000000396000002EC7B59A1CE.png" xlink:type="simple" xlink:show="embed" xlink:actuate="onLoad"/></draw:frame></text:p>
      <text:p text:style-name="P1"/>
      <text:p text:style-name="P1"/>
      <text:p text:style-name="P1">Code:</text:p>
      <text:p text:style-name="P1"/>
      <text:p text:style-name="P3">@Configuration</text:p>
      <text:p text:style-name="P6"><text:span text:style-name="T1">public</text:span> <text:span text:style-name="T1">class</text:span> SecurityConfig {</text:p>
      <text:p text:style-name="P5">@Autowired</text:p>
      <text:p text:style-name="P6">DataSource <text:span text:style-name="T3">ds</text:span>;</text:p>
      <text:p text:style-name="P5">@Autowired</text:p>
      <text:p text:style-name="P6">UserRepository <text:span text:style-name="T3">repo</text:span>;</text:p>
      <text:p text:style-name="P5">@Autowired</text:p>
      <text:p text:style-name="P6">MyUserDetailsService <text:span text:style-name="T3">serv</text:span>;</text:p>
      <text:p text:style-name="P5">@Bean</text:p>
      <text:p text:style-name="P6"><text:span text:style-name="T1">public</text:span> SecurityFilterChain filterChain(HttpSecurity <text:span text:style-name="T5">http</text:span>) <text:span text:style-name="T1">throws</text:span> Exception {</text:p>
      <text:p text:style-name="P6"><text:span text:style-name="T5">http</text:span>.formLogin(<text:span text:style-name="T5">form</text:span> -&gt; <text:span text:style-name="T5">form</text:span>.loginPage(<text:span text:style-name="T6">"/login"</text:span>)</text:p>
      <text:p text:style-name="P6">).authorizeHttpRequests().requestMatchers(<text:span text:style-name="T6">"/login"</text:span>).permitAll();</text:p>
      <text:p text:style-name="P6"><text:soft-page-break/><text:span text:style-name="T5">http</text:span>.authorizeHttpRequests().requestMatchers(<text:span text:style-name="T6">"/"</text:span>).permitAll();</text:p>
      <text:p text:style-name="P6"><text:span text:style-name="T5">http</text:span>.authorizeHttpRequests().requestMatchers(<text:span text:style-name="T6">"/home"</text:span>).authenticated();</text:p>
      <text:p text:style-name="P6"><text:span text:style-name="T5">http</text:span>.authenticationProvider(provider());</text:p>
      <text:p text:style-name="P6"><text:span text:style-name="T1">return</text:span> <text:span text:style-name="T5">http</text:span>.build();</text:p>
      <text:p text:style-name="P6">}</text:p>
      <text:p text:style-name="P5">@Bean</text:p>
      <text:p text:style-name="P6"><text:span text:style-name="T1">public</text:span> WebSecurityCustomizer webSecurityCustomizer() {</text:p>
      <text:p text:style-name="P6"><text:span text:style-name="T1">return</text:span> (<text:span text:style-name="T5">web</text:span>) -&gt; <text:span text:style-name="T5">web</text:span>.ignoring().requestMatchers(<text:span text:style-name="T1">new</text:span> AntPathRequestMatcher(<text:span text:style-name="T6">"/h2-console/**"</text:span>));</text:p>
      <text:p text:style-name="P6">}</text:p>
      <text:p text:style-name="P5">@Bean</text:p>
      <text:p text:style-name="P6">PasswordEncoder encoder() {</text:p>
      <text:p text:style-name="P6"><text:span text:style-name="T1">return</text:span> <text:span text:style-name="T1">new</text:span> BCryptPasswordEncoder();</text:p>
      <text:p text:style-name="P6">}</text:p>
      <text:p text:style-name="P5">@Bean</text:p>
      <text:p text:style-name="P6"><text:span text:style-name="T1">public</text:span> JdbcUserDetailsManager userDetailsManager(DataSource <text:span text:style-name="T5">dataSource</text:span>) {</text:p>
      <text:p text:style-name="P6">JdbcUserDetailsManager <text:span text:style-name="T5">mgr</text:span> = <text:span text:style-name="T1">new</text:span> JdbcUserDetailsManager();</text:p>
      <text:p text:style-name="P6"><text:span text:style-name="T5">mgr</text:span>.setDataSource(<text:span text:style-name="T5">dataSource</text:span>); <text:span text:style-name="T7">// (1)</text:span></text:p>
      <text:p text:style-name="P6">User <text:span text:style-name="T5">u</text:span> = <text:span text:style-name="T1">new</text:span> User(5, <text:span text:style-name="T6">"Maddy"</text:span>, encoder().encode(<text:span text:style-name="T6">"567"</text:span>));</text:p>
      <text:p text:style-name="P6"><text:span text:style-name="T3">repo</text:span>.save(<text:span text:style-name="T5">u</text:span>);</text:p>
      <text:p text:style-name="P6"><text:span text:style-name="T1">return</text:span> <text:span text:style-name="T5">mgr</text:span>;</text:p>
      <text:p text:style-name="P6">}</text:p>
      <text:p text:style-name="P5"><text:soft-page-break/>@Bean</text:p>
      <text:p text:style-name="P6">AuthenticationManager auth(AuthenticationConfiguration <text:span text:style-name="T5">conf</text:span>) <text:span text:style-name="T1">throws</text:span> Exception {</text:p>
      <text:p text:style-name="P6"><text:span text:style-name="T1">return</text:span> <text:span text:style-name="T5">conf</text:span>.getAuthenticationManager();</text:p>
      <text:p text:style-name="P6">}</text:p>
      <text:p text:style-name="P5">@Bean</text:p>
      <text:p text:style-name="P6">DaoAuthenticationProvider provider() {</text:p>
      <text:p text:style-name="P6">DaoAuthenticationProvider <text:span text:style-name="T5">provider</text:span> = <text:span text:style-name="T1">new</text:span> DaoAuthenticationProvider();</text:p>
      <text:p text:style-name="P6"><text:span text:style-name="T5">provider</text:span>.setUserDetailsService(<text:span text:style-name="T3">serv</text:span>);</text:p>
      <text:p text:style-name="P6"><text:span text:style-name="T5">provider</text:span>.setPasswordEncoder(encoder());</text:p>
      <text:p text:style-name="P6"><text:span text:style-name="T1">return</text:span> <text:span text:style-name="T5">provider</text:span>;</text:p>
      <text:p text:style-name="P6">}</text:p>
      <text:p text:style-name="P6">}</text:p>
      <text:p text:style-name="P1"/>
      <text:p text:style-name="P1"/>
      <text:p text:style-name="P1">Basic Auth:</text:p>
      <text:p text:style-name="P4">@Bean</text:p>
      <text:p text:style-name="P6"><text:span text:style-name="T2">public</text:span> SecurityFilterChain filterChain(HttpSecurity <text:span text:style-name="T5">http</text:span>) <text:span text:style-name="T1">throws</text:span> Exception {</text:p>
      <text:p text:style-name="P6"><text:span text:style-name="T5">http</text:span>.authorizeHttpRequests()</text:p>
      <text:p text:style-name="P6">.requestMatchers(<text:span text:style-name="T6">"/securityNone"</text:span>)</text:p>
      <text:p text:style-name="P6">.authenticated()</text:p>
      <text:p text:style-name="P6">.and()</text:p>
      <text:p text:style-name="P6">.httpBasic()</text:p>
      <text:p text:style-name="P6">.authenticationEntryPoint(<text:span text:style-name="T3">authenticationEntryPoint</text:span>);</text:p>
      <text:p text:style-name="P6"><text:span text:style-name="T1">return</text:span> <text:span text:style-name="T5">http</text:span>.build();</text:p>
      <text:p text:style-name="P6">}</text:p>
      <text:p text:style-name="P2"><text:s/>-&gt; Use Basic Auth mechanism to authenticate “/securityNone” endpoint.</text:p>
      <text:p text:style-name="P2"><text:s/>-&gt; Authentication Entry point : When wrong username/password is received by our application, it calls the commence method and send “www-Authenticate” header to the client trying to login. Seeing this header in response, client should try to login again.</text:p>
      <text:p text:style-name="P2"/>
      <text:p text:style-name="P4">@Bean</text:p>
      <text:p text:style-name="P6"><text:span text:style-name="T2">public</text:span> InMemoryUserDetailsManager userDetailsService() {</text:p>
      <text:p text:style-name="P6">UserDetails <text:span text:style-name="T5">user</text:span> = User</text:p>
      <text:p text:style-name="P6">.<text:span text:style-name="T8">withUsername</text:span>(<text:span text:style-name="T6">"user"</text:span>)</text:p>
      <text:p text:style-name="P6">.password(passwordEncoder().encode(<text:span text:style-name="T6">"password"</text:span>))</text:p>
      <text:p text:style-name="P6">.roles(<text:span text:style-name="T6">"USER_ROLE"</text:span>)</text:p>
      <text:p text:style-name="P6">.build();</text:p>
      <text:p text:style-name="P6"><text:span text:style-name="T1">return</text:span> <text:span text:style-name="T1">new</text:span> InMemoryUserDetailsManager(<text:span text:style-name="T5">user</text:span>);</text:p>
      <text:p text:style-name="P6">}</text:p>
      <text:p text:style-name="P2">-&gt; creates InMemory user.</text:p>
      <text:p text:style-name="P2"/>
      <text:p text:style-name="P4">@Component</text:p>
      <text:p text:style-name="P6"><text:span text:style-name="T1">public</text:span> <text:span text:style-name="T1">class</text:span> MyBasicAuthenticationEntryPoint <text:span text:style-name="T1">extends</text:span> BasicAuthenticationEntryPoint {</text:p>
      <text:p text:style-name="P5"><text:soft-page-break/>@Override</text:p>
      <text:p text:style-name="P6"><text:span text:style-name="T1">public</text:span> <text:span text:style-name="T1">void</text:span> commence(</text:p>
      <text:p text:style-name="P6">HttpServletRequest <text:span text:style-name="T5">request</text:span>, HttpServletResponse <text:span text:style-name="T5">response</text:span>, AuthenticationException <text:span text:style-name="T5">authEx</text:span>) </text:p>
      <text:p text:style-name="P6"><text:span text:style-name="T1">throws</text:span> IOException {</text:p>
      <text:p text:style-name="P6">System.<text:span text:style-name="T4">out</text:span>.println(<text:span text:style-name="T6">"Message"</text:span>);</text:p>
      <text:p text:style-name="P6"><text:span text:style-name="T5">response</text:span>.addHeader(<text:span text:style-name="T6">"WWW-Authenticate"</text:span>, <text:span text:style-name="T6">"Basic realm=\""</text:span> + getRealmName() + <text:span text:style-name="T6">"\""</text:span>);</text:p>
      <text:p text:style-name="P6"><text:span text:style-name="T5">response</text:span>.setStatus(HttpServletResponse.<text:span text:style-name="T4">SC_UNAUTHORIZED</text:span>);</text:p>
      <text:p text:style-name="P6">PrintWriter <text:span text:style-name="T5">writer</text:span> = <text:span text:style-name="T5">response</text:span>.getWriter();</text:p>
      <text:p text:style-name="P6"><text:span text:style-name="T5">writer</text:span>.println(<text:span text:style-name="T6">"HTTP Status 401 - "</text:span> + <text:span text:style-name="T5">authEx</text:span>.getMessage());</text:p>
      <text:p text:style-name="P6">}</text:p>
      <text:p text:style-name="P5">@Override</text:p>
      <text:p text:style-name="P6"><text:span text:style-name="T1">public</text:span> <text:span text:style-name="T1">void</text:span> afterPropertiesSet() {</text:p>
      <text:p text:style-name="P6">setRealmName(<text:span text:style-name="T6">"mohit"</text:span>);</text:p>
      <text:p text:style-name="P6"><text:span text:style-name="T1">super</text:span>.afterPropertiesSet();</text:p>
      <text:p text:style-name="P6">}</text:p>
      <text:p text:style-name="P6">}</text:p>
      <text:p text:style-name="P2"><text:s/></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apple-system" svg:font-family="apple-system, blinkmacsystemfont, 'Segoe UI', Roboto, Helvetica, Arial, sans-serif, 'Apple Color Emoji', 'Segoe UI Emoji', 'Segoe UI Symbol'"/>
    <style:font-face style:name="var monospace-font-family" svg:font-family="'var monospace-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IBMPlexMono," svg:font-family="'IBMPlexMono,', 'Courier New', ', monospace', 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style:line-height-at-least="0.476cm"/>
      <style:text-properties fo:color="#000000" fo:background-color="#fffffe"/>
    </style:style>
    <style:style style:name="P4" style:family="paragraph" style:parent-style-name="Standard">
      <style:text-properties fo:color="#000000" fo:font-weight="normal" fo:background-color="#fffffe" style:font-weight-asian="normal" style:font-weight-complex="normal"/>
    </style:style>
    <style:style style:name="P5" style:family="paragraph" style:parent-style-name="Text_20_body">
      <style:paragraph-properties fo:padding="0cm" fo:border="none"/>
      <style:text-properties fo:color="#000000" style:font-name="Consolas" fo:font-size="10pt" fo:background-color="#ffffff"/>
    </style:style>
    <style:style style:name="P6" style:family="paragraph" style:parent-style-name="Text_20_body">
      <style:paragraph-properties fo:padding="0cm" fo:border="none"/>
      <style:text-properties fo:color="#000000" style:font-name="Consolas" fo:font-size="10pt" fo:background-color="#ffff00"/>
    </style:style>
    <style:style style:name="P7" style:family="paragraph" style:parent-style-name="Text_20_body" style:list-style-name="L1">
      <style:text-properties fo:color="#000000" style:font-name="Consolas" fo:font-size="10pt" fo:font-weight="bold" fo:background-color="#ffffff" style:font-weight-asian="bold" style:font-weight-complex="bold"/>
    </style:style>
    <style:style style:name="P8" style:family="paragraph" style:parent-style-name="Text_20_body" style:list-style-name="L1">
      <style:text-properties fo:color="#646464" style:font-name="Consolas" fo:font-size="10pt" fo:font-weight="bold" fo:background-color="#ffffff" style:font-weight-asian="bold" style:font-weight-complex="bold"/>
    </style:style>
    <style:style style:name="P9" style:family="paragraph" style:parent-style-name="Standard"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7f0055"/>
    </style:style>
    <style:style style:name="T3" style:family="text">
      <style:text-properties fo:color="#7f0055" fo:font-weight="bold"/>
    </style:style>
    <style:style style:name="T4" style:family="text">
      <style:text-properties fo:font-style="italic"/>
    </style:style>
    <style:style style:name="T5" style:family="text">
      <style:text-properties fo:color="#0000c0"/>
    </style:style>
    <style:style style:name="T6" style:family="text">
      <style:text-properties fo:color="#0000c0" fo:font-style="italic"/>
    </style:style>
    <style:style style:name="T7" style:family="text">
      <style:text-properties fo:color="#6a3e3e"/>
    </style:style>
    <style:style style:name="T8" style:family="text">
      <style:text-properties fo:color="#2a00ff"/>
    </style:style>
    <style:style style:name="T9" style:family="text">
      <style:text-properties fo:color="#646464"/>
    </style:style>
    <style:style style:name="T10" style:family="text">
      <style:text-properties style:font-name="IBMPlexMono," fo:font-size="9pt"/>
    </style:style>
    <style:style style:name="T11" style:family="text">
      <style:text-properties style:font-name="IBMPlexMono," fo:font-size="9pt" fo:font-weight="normal"/>
    </style:style>
    <style:style style:name="T12" style:family="text">
      <style:text-properties fo:color="#a31515" style:font-name="IBMPlexMono," fo:font-size="9pt" fo:font-weight="normal"/>
    </style:style>
    <style:style style:name="T13" style:family="text">
      <style:text-properties fo:color="#098658" style:font-name="IBMPlexMono," fo:font-size="9pt" fo:font-weight="normal"/>
    </style:style>
    <style:style style:name="T14" style:family="text">
      <style:text-properties fo:color="#0451a5" style:font-name="IBMPlexMono," fo:font-size="9pt"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ATEOAS</text:span>: Hypermedia as the Engine of Application State. Need to add hateoas starter in pom.</text:p>
      <text:p text:style-name="Standard"/>
      <text:p text:style-name="P1">Steps:</text:p>
      <text:list xml:id="list3847504052387438021" text:style-name="L1">
        <text:list-item>
          <text:p text:style-name="P9">Create class MyUser and extend RepresentationModel&lt;MyUser&gt;</text:p>
          <text:p text:style-name="P7"><text:span text:style-name="T2">public</text:span> <text:span text:style-name="T2">class</text:span> MyUser <text:span text:style-name="T2">extends</text:span> RepresentationModel&lt;MyUser&gt;{</text:p>
          <text:p text:style-name="P7"><text:s text:c="3"/>.....</text:p>
          <text:p text:style-name="P7">}</text:p>
          <text:p text:style-name="P7">This class RepresentationModel would add “add” method to MyUser Class. This method can be used to attach links.</text:p>
        </text:list-item>
        <text:list-item>
          <text:p text:style-name="P9">Create the Controller:</text:p>
          <text:p text:style-name="P8">@RestController</text:p>
        </text:list-item>
      </text:list>
      <text:p text:style-name="P5"><text:span text:style-name="T3">public</text:span> <text:span text:style-name="T3">class</text:span> MyController {</text:p>
      <text:p text:style-name="P5"><text:span text:style-name="T3">static</text:span> List&lt;MyUser&gt; <text:span text:style-name="T6">list</text:span>;</text:p>
      <text:p text:style-name="P5"><text:span text:style-name="T3">static</text:span> {</text:p>
      <text:p text:style-name="P5"><text:span text:style-name="T6">list</text:span> = <text:span text:style-name="T3">new</text:span> ArrayList&lt;MyUser&gt;();</text:p>
      <text:p text:style-name="P5">MyUser <text:span text:style-name="T7">u1</text:span> = <text:span text:style-name="T3">new</text:span> MyUser(1,<text:span text:style-name="T8">"Mohit"</text:span>);</text:p>
      <text:p text:style-name="P5">MyUser <text:span text:style-name="T7">u2</text:span> = <text:span text:style-name="T3">new</text:span> MyUser(2,<text:span text:style-name="T8">"Aman"</text:span>);</text:p>
      <text:p text:style-name="P5">MyUser <text:span text:style-name="T7">u3</text:span> = <text:span text:style-name="T3">new</text:span> MyUser(3,<text:span text:style-name="T8">"Anurag"</text:span>);</text:p>
      <text:p text:style-name="P5"><text:span text:style-name="T6">list</text:span>.add(<text:span text:style-name="T7">u1</text:span>);</text:p>
      <text:p text:style-name="P5"><text:span text:style-name="T6">list</text:span>.add(<text:span text:style-name="T7">u2</text:span>);</text:p>
      <text:p text:style-name="P5"><text:span text:style-name="T6">list</text:span>.add(<text:span text:style-name="T7">u3</text:span>);</text:p>
      <text:p text:style-name="P5">}</text:p>
      <text:p text:style-name="P5"><text:span text:style-name="T9">@GetMapping</text:span>(<text:span text:style-name="T8">"/getAllMapping"</text:span>)</text:p>
      <text:p text:style-name="P5"><text:span text:style-name="T3">public</text:span> List&lt;MyUser&gt; getAllUsers(){</text:p>
      <text:p text:style-name="P5"><text:span text:style-name="T3">return</text:span> <text:span text:style-name="T6">list</text:span>;</text:p>
      <text:p text:style-name="P5">}</text:p>
      <text:p text:style-name="P5"><text:span text:style-name="T9">@GetMapping</text:span>(<text:span text:style-name="T8">"/users/{id}"</text:span>)</text:p>
      <text:p text:style-name="P5"><text:span text:style-name="T3">public</text:span> MyUser getUserById(<text:span text:style-name="T9">@PathVariable</text:span> <text:span text:style-name="T3">int</text:span> <text:span text:style-name="T7">id</text:span>) {</text:p>
      <text:p text:style-name="P5"><text:span text:style-name="T3">for</text:span>(MyUser <text:span text:style-name="T7">user</text:span> : <text:span text:style-name="T6">list</text:span>) {</text:p>
      <text:p text:style-name="P5"><text:span text:style-name="T3">if</text:span>(<text:span text:style-name="T7">user</text:span>.<text:span text:style-name="T5">id</text:span>==<text:span text:style-name="T7">id</text:span>) {</text:p>
      <text:p text:style-name="P6">Link <text:span text:style-name="T7">lnk</text:span> = WebMvcLinkBuilder</text:p>
      <text:p text:style-name="P6">.<text:span text:style-name="T4">linkTo</text:span>(WebMvcLinkBuilder.<text:span text:style-name="T4">methodOn</text:span>(MyController.<text:span text:style-name="T3">class</text:span>)</text:p>
      <text:p text:style-name="P6">.getAllUsers())</text:p>
      <text:p text:style-name="P6">.withSelfRel();</text:p>
      <text:p text:style-name="P6"><text:span text:style-name="T7">user</text:span>.add(<text:span text:style-name="T7">lnk</text:span>);</text:p>
      <text:p text:style-name="P5"><text:span text:style-name="T3">return</text:span> <text:span text:style-name="T7">user</text:span>;</text:p>
      <text:p text:style-name="P5">}</text:p>
      <text:p text:style-name="P5">}</text:p>
      <text:p text:style-name="P2">The highlighted code creates link and add it to user object.</text:p>
      <text:p text:style-name="P2"/>
      <text:p text:style-name="P2"/>
      <text:p text:style-name="P2"/>
      <text:p text:style-name="P2"/>
      <text:p text:style-name="P2"><text:soft-page-break/>Output:</text:p>
      <text:p text:style-name="P4"> <text:span text:style-name="T10">{</text:span></text:p>
      <text:p text:style-name="P3">        <text:span text:style-name="T12">"id"</text:span><text:span text:style-name="T11">: </text:span><text:span text:style-name="T13">1</text:span><text:span text:style-name="T11">,</text:span></text:p>
      <text:p text:style-name="P3">        <text:span text:style-name="T12">"name"</text:span><text:span text:style-name="T11">: </text:span><text:span text:style-name="T14">"Mohit"</text:span><text:span text:style-name="T11">,</text:span></text:p>
      <text:p text:style-name="P3">        <text:span text:style-name="T12">"links"</text:span><text:span text:style-name="T11">: [</text:span></text:p>
      <text:p text:style-name="P3">            <text:span text:style-name="T11">{</text:span></text:p>
      <text:p text:style-name="P3">                <text:span text:style-name="T12">"rel"</text:span><text:span text:style-name="T11">: </text:span><text:span text:style-name="T14">"self"</text:span><text:span text:style-name="T11">,</text:span></text:p>
      <text:p text:style-name="P3">                <text:span text:style-name="T12">"href"</text:span><text:span text:style-name="T11">: </text:span><text:span text:style-name="T14">"http://localhost:8080/getAllMapping"</text:span></text:p>
      <text:p text:style-name="P3">            <text:span text:style-name="T11">}</text:span></text:p>
      <text:p text:style-name="P3">        <text:span text:style-name="T11">]</text:span></text:p>
      <text:p text:style-name="P3">    <text:span text:style-name="T11">}</text:span></text:p>
      <text:p text:style-name="P2"/>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IBMPlexMono," svg:font-family="'IBMPlexMono,', 'Courier New', ', monospace', 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OpenSymbol" svg:font-family="OpenSymbol"/>
    <style:font-face style:name="SFMono-Regular" svg:font-family="SFMono-Regular, Consolas, 'Liberation Mono', Menlo, monospace"/>
    <style:font-face style:name="apple-system" svg:font-family="apple-system, BlinkMacSystemFont, 'Segoe UI', Roboto, Helvetica, Arial, sans-serif, 'Apple Color Emoji', 'Segoe UI Emoji', 'Segoe UI Symbol'"/>
    <style:font-face style:name="var monospace-font-family" svg:font-family="'var monospace-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nsolas" fo:font-size="10pt" fo:font-weight="bold" fo:background-color="#ffffff" style:font-weight-asian="bold" style:font-weight-complex="bold"/>
    </style:style>
    <style:style style:name="P2" style:family="paragraph" style:parent-style-name="Text_20_body">
      <style:text-properties fo:color="#000000" style:font-name="Consolas" fo:font-size="10pt" fo:font-weight="normal" fo:background-color="#ffffff" style:font-weight-asian="normal" style:font-weight-complex="normal"/>
    </style:style>
    <style:style style:name="P3" style:family="paragraph" style:parent-style-name="Text_20_body">
      <style:text-properties fo:color="#646464" style:font-name="Consolas" fo:font-size="10pt" fo:font-weight="bold" fo:background-color="#ffffff" style:font-weight-asian="bold" style:font-weight-complex="bold"/>
    </style:style>
    <style:style style:name="P4" style:family="paragraph" style:parent-style-name="Text_20_body">
      <style:paragraph-properties fo:padding="0cm" fo:border="none"/>
      <style:text-properties fo:color="#000000" style:font-name="Consolas" fo:font-size="10pt" fo:background-color="#ffffff"/>
    </style:style>
    <style:style style:name="P5" style:family="paragraph" style:parent-style-name="Text_20_body">
      <style:paragraph-properties fo:padding="0cm" fo:border="none"/>
      <style:text-properties fo:color="#646464" style:font-name="Consolas" fo:font-size="10pt" fo:background-color="#ffffff"/>
    </style:style>
    <style:style style:name="P6" style:family="paragraph" style:parent-style-name="Text_20_body">
      <style:paragraph-properties fo:padding="0cm" fo:border="none"/>
      <style:text-properties fo:color="#3f7f5f" style:font-name="Consolas" fo:font-size="10pt" fo:background-color="#ffffff"/>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variant="normal" fo:text-transform="none" style:font-name="SFMono-Regular" fo:font-size="10.5pt" fo:letter-spacing="normal" fo:font-style="normal" fo:font-weight="normal" style:font-weight-asian="normal" style:font-weight-complex="normal"/>
    </style:style>
    <style:style style:name="P10" style:family="paragraph" style:parent-style-name="Standard">
      <style:text-properties fo:font-variant="normal" fo:text-transform="none" fo:color="#24292e" style:font-name="SFMono-Regular" fo:font-size="10.5pt" fo:letter-spacing="normal" fo:font-style="normal" fo:font-weight="normal" style:font-weight-asian="normal" style:font-weight-complex="normal"/>
    </style:style>
    <style:style style:name="P11" style:family="paragraph" style:parent-style-name="Standard">
      <style:paragraph-properties style:border-line-width-bottom="0.002cm 0.035cm 0.002cm" fo:padding="0.074cm" fo:border-left="none" fo:border-right="none" fo:border-top="none" fo:border-bottom="0.039cm double #000000" style:join-border="false"/>
      <style:text-properties fo:font-weight="bold" style:font-weight-asian="bold" style:font-weight-complex="bold"/>
    </style:style>
    <style:style style:name="P12" style:family="paragraph" style:parent-style-name="Standard">
      <style:paragraph-properties style:border-line-width-bottom="0.002cm 0.035cm 0.002cm" fo:padding="0.074cm" fo:border-left="none" fo:border-right="none" fo:border-top="none" fo:border-bottom="0.039cm double #000000" style:join-border="false"/>
      <style:text-properties fo:font-weight="normal" style:font-weight-asian="normal" style:font-weight-complex="normal"/>
    </style:style>
    <style:style style:name="P13"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Consolas" fo:font-size="10pt" fo:background-color="#ffffff"/>
    </style:style>
    <style:style style:name="P14" style:family="paragraph" style:parent-style-name="Standard" style:list-style-name="L1">
      <style:text-properties fo:font-weight="bold" style:font-weight-asian="bold" style:font-weight-complex="bold"/>
    </style:style>
    <style:style style:name="P15" style:family="paragraph" style:parent-style-name="Standard" style:list-style-name="L1">
      <style:text-properties fo:font-weight="normal" style:font-weight-asian="normal" style:font-weight-complex="normal"/>
    </style:style>
    <style:style style:name="P16" style:family="paragraph" style:parent-style-name="Standard" style:list-style-name="L2">
      <style:text-properties fo:font-weight="normal" style:font-weight-asian="normal" style:font-weight-complex="normal"/>
    </style:style>
    <style:style style:name="P17" style:family="paragraph" style:parent-style-name="Standard" style:list-style-name="L3">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style:font-name="SFMono-Regular" fo:font-size="10.5pt" fo:letter-spacing="normal" fo:font-style="normal"/>
    </style:style>
    <style:style style:name="T3" style:family="text">
      <style:text-properties fo:font-variant="normal" fo:text-transform="none" fo:color="#24292e" style:font-name="SFMono-Regular" fo:font-size="10.5pt" fo:letter-spacing="normal" fo:font-style="normal"/>
    </style:style>
    <style:style style:name="T4" style:family="text">
      <style:text-properties fo:font-variant="normal" fo:text-transform="none" fo:color="#24292e" fo:letter-spacing="normal"/>
    </style:style>
    <style:style style:name="T5" style:family="text">
      <style:text-properties fo:font-variant="normal" fo:text-transform="none" style:font-name="apple-system" fo:font-size="12pt" fo:letter-spacing="normal" fo:font-style="normal" style:text-underline-style="solid" style:text-underline-width="auto" style:text-underline-color="font-color"/>
    </style:style>
    <style:style style:name="T6" style:family="text">
      <style:text-properties fo:font-variant="normal" fo:text-transform="none" fo:color="#191e1e" style:font-name="apple-system" fo:font-size="12pt" fo:letter-spacing="normal" fo:font-style="normal"/>
    </style:style>
    <style:style style:name="T7" style:family="text">
      <style:text-properties fo:font-variant="normal" fo:text-transform="none" fo:color="#191e1e" style:font-name="apple-system" fo:font-size="12pt" fo:letter-spacing="normal" fo:font-style="normal" style:text-underline-style="solid" style:text-underline-width="auto" style:text-underline-color="font-color"/>
    </style:style>
    <style:style style:name="T8" style:family="text">
      <style:text-properties fo:font-variant="normal" fo:text-transform="none" fo:color="#191e1e" style:font-name="var monospace-font-family" fo:letter-spacing="normal" fo:font-style="normal"/>
    </style:style>
    <style:style style:name="T9" style:family="text">
      <style:text-properties fo:color="#7f0055" fo:font-weight="bold"/>
    </style:style>
    <style:style style:name="T10" style:family="text">
      <style:text-properties fo:color="#7f0055" style:font-weight-asian="normal" style:font-weight-complex="normal"/>
    </style:style>
    <style:style style:name="T11" style:family="text">
      <style:text-properties fo:color="#0000c0"/>
    </style:style>
    <style:style style:name="T12" style:family="text">
      <style:text-properties fo:color="#2a00ff"/>
    </style:style>
    <style:style style:name="T13" style:family="text">
      <style:text-properties fo:color="#6a3e3e"/>
    </style:style>
    <style:style style:name="T14" style:family="text">
      <style:text-properties style:text-underline-style="solid" style:text-underline-width="auto" style:text-underline-color="font-color"/>
    </style:style>
    <style:style style:name="T15" style:family="text">
      <style:text-properties fo:color="#646464"/>
    </style:style>
    <style:style style:name="T16" style:family="text">
      <style:text-properties fo:color="#3f7f5f"/>
    </style:style>
    <style:style style:name="T17" style:family="text">
      <style:text-properties fo:color="#3f7f5f"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QL Databases:</text:p>
      <text:p text:style-name="P8">Spring Framework provides extensive support for working with SQL databases, from direct JDBC access using JdbcTemplate to ORM technologies like Hibernate. It also provides us Repository methods and can also derive query using conventions by just method names of the Repository interface.</text:p>
      <text:list xml:id="list580671665335531381" text:style-name="L1">
        <text:list-item>
          <text:p text:style-name="P14">Configure DataSource: </text:p>
          <text:p text:style-name="P15">DataSource provides standard methods to work with database connection. It takes URL and credentials to establish a connection.</text:p>
          <text:p text:style-name="P14"/>
          <text:p text:style-name="P14">3 Ways of configuring data sources:</text:p>
        </text:list-item>
      </text:list>
      <text:list xml:id="list5351354881831608384" text:style-name="L2">
        <text:list-item>
          <text:p text:style-name="P16">Embedded Database Support: In-memory, Non-persistent.Ex: H2, HSQL, Derby, No need to configure anything, just ass dependencies and you are ready to use.</text:p>
        </text:list-item>
        <text:list-item>
          <text:p text:style-name="P16">Using DataSource: </text:p>
          <text:p text:style-name="P16"><text:span text:style-name="T2">spring.datasource.url</text:span><text:span text:style-name="T3">=</text:span><text:span text:style-name="T2">jdbc:mysql://localhost/test</text:span><text:span text:style-name="T4"> </text:span><text:span text:style-name="T2">spring.datasource.username</text:span><text:span text:style-name="T3">=</text:span><text:span text:style-name="T2">dbuser</text:span><text:span text:style-name="T4"> </text:span></text:p>
          <text:p text:style-name="P16"><text:span text:style-name="T2">spring.datasource.password</text:span><text:span text:style-name="T3">=</text:span><text:span text:style-name="T2">dbpass</text:span> </text:p>
        </text:list-item>
        <text:list-item>
          <text:p text:style-name="P16">Connection Pools: Connecting to a database and disconnecting and then connecting again is a heavy operation, so a small cache is created to reuse the connections from the connection pool. This is independent of our application. Ex; HikariCP, <text:s/>Tomcat pooling using DataSource etc.</text:p>
        </text:list-item>
      </text:list>
      <text:p text:style-name="P8"/>
      <text:p text:style-name="P7">JdbcTemplate:</text:p>
      <text:p text:style-name="P7"/>
      <text:p text:style-name="P8">Add spring-boot-starter-jdbc dependency to pom. </text:p>
      <text:p text:style-name="P8"/>
      <text:p text:style-name="P1"><text:span text:style-name="T10">public</text:span><text:span text:style-name="T1"> </text:span><text:span text:style-name="T10">class</text:span><text:span text:style-name="T1"> Book {</text:span></text:p>
      <text:p text:style-name="P4"><text:span text:style-name="T9"><text:tab/>private</text:span> Long <text:span text:style-name="T11">id</text:span>;</text:p>
      <text:p text:style-name="P4"><text:span text:style-name="T9"><text:tab/>private</text:span> String <text:span text:style-name="T11">name</text:span>;</text:p>
      <text:p text:style-name="P4"><text:span text:style-name="T9"><text:tab/>private</text:span> BigDecimal <text:span text:style-name="T11">price</text:span>;</text:p>
      <text:p text:style-name="P8"><text:s/><text:tab/>// getter, setters, parameterized constructor</text:p>
      <text:p text:style-name="P8">}</text:p>
      <text:p text:style-name="P12"/>
      <text:p text:style-name="P8"/>
      <text:p text:style-name="P8"/>
      <text:p text:style-name="P3">@Repository</text:p>
      <text:p text:style-name="P4"><text:span text:style-name="T9">public</text:span> <text:span text:style-name="T9">class</text:span> JdbcBookRepository <text:span text:style-name="T9">implements</text:span> BookRepository {</text:p>
      <text:p text:style-name="P6">// Spring Boot will create and configure DataSource and JdbcTemplate</text:p>
      <text:p text:style-name="P6">// To use it, just @Autowired</text:p>
      <text:p text:style-name="P5">@Autowired</text:p>
      <text:p text:style-name="P4"><text:span text:style-name="T9">private</text:span> JdbcTemplate <text:span text:style-name="T11">jdbcTemplate</text:span>;</text:p>
      <text:p text:style-name="P5">@Override</text:p>
      <text:p text:style-name="P4"><text:span text:style-name="T9">public</text:span> <text:span text:style-name="T9">int</text:span> count() {</text:p>
      <text:p text:style-name="P4"><text:span text:style-name="T9">return</text:span> <text:span text:style-name="T11">jdbcTemplate</text:span></text:p>
      <text:p text:style-name="P4">.queryForObject(<text:span text:style-name="T12">"select count(*) from books"</text:span>, Integer.<text:span text:style-name="T9">class</text:span>);</text:p>
      <text:p text:style-name="P4">}</text:p>
      <text:p text:style-name="P5">@Override</text:p>
      <text:p text:style-name="P4"><text:span text:style-name="T9">public</text:span> <text:span text:style-name="T9">int</text:span> save(Book <text:span text:style-name="T13">book</text:span>) {</text:p>
      <text:p text:style-name="P4"><text:soft-page-break/><text:span text:style-name="T9">return</text:span> <text:span text:style-name="T11">jdbcTemplate</text:span>.update(</text:p>
      <text:p text:style-name="P4"><text:span text:style-name="T12">"insert into books (name, price) values(?,?)"</text:span>,</text:p>
      <text:p text:style-name="P4"><text:span text:style-name="T13">book</text:span>.getName(), <text:span text:style-name="T13">book</text:span>.getPrice());</text:p>
      <text:p text:style-name="P4">}</text:p>
      <text:p text:style-name="P5">@Override</text:p>
      <text:p text:style-name="P4"><text:span text:style-name="T9">public</text:span> <text:span text:style-name="T9">int</text:span> update(Book <text:span text:style-name="T13">book</text:span>) {</text:p>
      <text:p text:style-name="P4"><text:span text:style-name="T9">return</text:span> <text:span text:style-name="T11">jdbcTemplate</text:span>.update(</text:p>
      <text:p text:style-name="P4"><text:span text:style-name="T12">"update books set price = ? where id = ?"</text:span>,</text:p>
      <text:p text:style-name="P4"><text:span text:style-name="T13">book</text:span>.getPrice(), <text:span text:style-name="T13">book</text:span>.getId());</text:p>
      <text:p text:style-name="P4">}</text:p>
      <text:p text:style-name="P5">@Override</text:p>
      <text:p text:style-name="P4"><text:span text:style-name="T9">public</text:span> <text:span text:style-name="T9">int</text:span> deleteById(Long <text:span text:style-name="T13">id</text:span>) {</text:p>
      <text:p text:style-name="P4"><text:span text:style-name="T9">return</text:span> <text:span text:style-name="T11">jdbcTemplate</text:span>.update(</text:p>
      <text:p text:style-name="P4"><text:span text:style-name="T12">"delete books where id = ?"</text:span>,</text:p>
      <text:p text:style-name="P4"><text:span text:style-name="T13">id</text:span>);</text:p>
      <text:p text:style-name="P4">}</text:p>
      <text:p text:style-name="P5">@Override</text:p>
      <text:p text:style-name="P4"><text:span text:style-name="T9">public</text:span> List&lt;Book&gt; findAll() {</text:p>
      <text:p text:style-name="P4"><text:span text:style-name="T9">return</text:span> <text:span text:style-name="T11">jdbcTemplate</text:span>.query(</text:p>
      <text:p text:style-name="P4"><text:span text:style-name="T12">"select * from books"</text:span>, (<text:span text:style-name="T13">rs</text:span>, <text:span text:style-name="T13">rowNum</text:span>) -&gt;</text:p>
      <text:p text:style-name="P4"><text:span text:style-name="T9">new</text:span> Book(</text:p>
      <text:p text:style-name="P4"><text:span text:style-name="T13">rs</text:span>.getLong(<text:span text:style-name="T12">"id"</text:span>),</text:p>
      <text:p text:style-name="P4"><text:span text:style-name="T13">rs</text:span>.getString(<text:span text:style-name="T12">"name"</text:span>),</text:p>
      <text:p text:style-name="P4"><text:span text:style-name="T13">rs</text:span>.getBigDecimal(<text:span text:style-name="T12">"price"</text:span>)</text:p>
      <text:p text:style-name="P4">)</text:p>
      <text:p text:style-name="P4">);</text:p>
      <text:p text:style-name="P4">}</text:p>
      <text:p text:style-name="P11">}</text:p>
      <text:p text:style-name="P7"/>
      <text:p text:style-name="P7"/>
      <text:p text:style-name="P7">JPA &amp; Spring Data JPA:</text:p>
      <text:p text:style-name="P8">JPA is standard API that lets us map object to RDBMS.</text:p>
      <text:p text:style-name="P8">Spring-boot-starter-data-jpa prpovides 3 dependencies:</text:p>
      <text:list xml:id="list3252726451382721768" text:style-name="L3">
        <text:list-item>
          <text:p text:style-name="P17">Hibernate</text:p>
        </text:list-item>
        <text:list-item>
          <text:p text:style-name="P17">Spring Data JPA</text:p>
        </text:list-item>
        <text:list-item>
          <text:p text:style-name="P17">Spring ORM</text:p>
        </text:list-item>
      </text:list>
      <text:p text:style-name="P8"/>
      <text:p text:style-name="P7">Entity Class:</text:p>
      <text:p text:style-name="P8">Classes with @Entity are scanned. Ex:</text:p>
      <text:p text:style-name="P8">@Entity = specifies that the class is an entity and is mapped to a table.</text:p>
      <text:p text:style-name="P2"><text:span text:style-name="T15">@</text:span><text:span text:style-name="T14">Entity</text:span></text:p>
      <text:p text:style-name="P4"><text:span text:style-name="T9">public</text:span> <text:span text:style-name="T9">class</text:span> <text:span text:style-name="T14">City</text:span> <text:span text:style-name="T9">implements</text:span> <text:span text:style-name="T14">Serializable</text:span> {</text:p>
      <text:p text:style-name="P4"><text:span text:style-name="T15">@</text:span><text:span text:style-name="T14">Id</text:span></text:p>
      <text:p text:style-name="P4"><text:span text:style-name="T15">@</text:span><text:span text:style-name="T14">GeneratedValue</text:span></text:p>
      <text:p text:style-name="P4"><text:soft-page-break/><text:span text:style-name="T9">private</text:span> Long <text:span text:style-name="T11">id</text:span>;</text:p>
      <text:p text:style-name="P4"><text:span text:style-name="T15">@</text:span><text:span text:style-name="T14">Column</text:span>(nullable = <text:span text:style-name="T9">false</text:span>)</text:p>
      <text:p text:style-name="P4"><text:span text:style-name="T9">private</text:span> String <text:span text:style-name="T11">name</text:span>;</text:p>
      <text:p text:style-name="P4"><text:span text:style-name="T15">@</text:span><text:span text:style-name="T14">Column</text:span>(nullable = <text:span text:style-name="T9">false</text:span>)</text:p>
      <text:p text:style-name="P4"><text:span text:style-name="T9">private</text:span> String <text:span text:style-name="T11">state</text:span>;</text:p>
      <text:p text:style-name="P6">// ... additional members, often include @OneToMany mappings</text:p>
      <text:p text:style-name="P4"><text:span text:style-name="T9">protected</text:span> City() {</text:p>
      <text:p text:style-name="P4"><text:span text:style-name="T16">// no-</text:span><text:span text:style-name="T17">args</text:span><text:span text:style-name="T16"> constructor required by JPA </text:span><text:span text:style-name="T17">spec</text:span></text:p>
      <text:p text:style-name="P6">// this one is protected since it should not be used directly</text:p>
      <text:p text:style-name="P4">}</text:p>
      <text:p text:style-name="P4"><text:span text:style-name="T9">public</text:span> City(String <text:span text:style-name="T13">name</text:span>, String <text:span text:style-name="T13">state</text:span>) {</text:p>
      <text:p text:style-name="P4"><text:span text:style-name="T9">this</text:span>.<text:span text:style-name="T11">name</text:span> = <text:span text:style-name="T13">name</text:span>;</text:p>
      <text:p text:style-name="P4"><text:span text:style-name="T9">this</text:span>.<text:span text:style-name="T11">state</text:span> = <text:span text:style-name="T13">state</text:span>;</text:p>
      <text:p text:style-name="P4">}</text:p>
      <text:p text:style-name="P4"><text:span text:style-name="T9">public</text:span> String getName() {</text:p>
      <text:p text:style-name="P4"><text:span text:style-name="T9">return</text:span> <text:span text:style-name="T9">this</text:span>.<text:span text:style-name="T11">name</text:span>;</text:p>
      <text:p text:style-name="P4">}</text:p>
      <text:p text:style-name="P4"><text:span text:style-name="T9">public</text:span> String getState() {</text:p>
      <text:p text:style-name="P4"><text:span text:style-name="T9">return</text:span> <text:span text:style-name="T9">this</text:span>.<text:span text:style-name="T11">state</text:span>;</text:p>
      <text:p text:style-name="P4">}</text:p>
      <text:p text:style-name="P6">// ... etc</text:p>
      <text:p text:style-name="P13">}</text:p>
      <text:p text:style-name="P8"/>
      <text:p text:style-name="P8">Spring Data JPA Repositories:</text:p>
      <text:p text:style-name="P8"/>
      <text:p text:style-name="P8"><text:a xlink:type="simple" xlink:href="https://spring.io/projects/spring-data-jpa" text:style-name="Internet_20_link" text:visited-style-name="Visited_20_Internet_20_Link"><text:span text:style-name="T5">Spring Data JPA</text:span></text:a><text:span text:style-name="T7"> </text:span><text:span text:style-name="T6">repositories are interfaces that you can define to access data. JPA queries are created automatically from your method names. For example, a </text:span><text:span text:style-name="Source_20_Text"><text:span text:style-name="T8">CityRepository </text:span></text:span><text:span text:style-name="T6">interface might declare a </text:span><text:span text:style-name="Source_20_Text"><text:span text:style-name="T8">findAllByState(String state) </text:span></text:span><text:span text:style-name="T6">method to find all the cities in a given state.</text:span> </text:p>
      <text:p text:style-name="P9"/>
      <text:p text:style-name="P8"><text:span text:style-name="T2">public</text:span><text:span text:style-name="T4"> </text:span><text:span text:style-name="T3">interface CityRepository extends Repository&lt;City, Long&gt; { </text:span></text:p>
      <text:p text:style-name="P10"><text:tab/>Page&lt;City&gt; findAll(Pageable pageable); </text:p>
      <text:p text:style-name="P10"><text:tab/>City findByNameAndStateAllIgnoringCase(String name, String state); </text:p>
      <text:p text:style-name="P8"><text:span text:style-name="T3">}</text:span> </text:p>
      <text:p text:style-name="P8"/>
      <text:p text:style-name="P8"/>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OpenSymbol" svg:font-family="OpenSymbol"/>
    <style:font-face style:name="SFMono-Regular" svg:font-family="SFMono-Regular, Consolas, 'Liberation Mono', Menlo, monospace"/>
    <style:font-face style:name="apple-system" svg:font-family="apple-system, BlinkMacSystemFont, 'Segoe UI', Roboto, Helvetica, Arial, sans-serif, 'Apple Color Emoji', 'Segoe UI Emoji', 'Segoe UI Symbol'"/>
    <style:font-face style:name="var monospace-font-family" svg:font-family="'var monospace-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8"/><text:span text:style-name="T1">Relationships In Spring Data JPA</text:span></text:p>
      <text:p text:style-name="P4"/>
      <text:p text:style-name="P1">Relationships can be unidirection(no mappedby) or bidirectional(wiht mappedby).</text:p>
      <text:p text:style-name="P1"><text:span text:style-name="T2">Owning Side</text:span>: Side of relation that owns the foreign key in database.</text:p>
      <text:p text:style-name="P1">The other side is known as <text:span text:style-name="T2">target side</text:span>.</text:p>
      <text:p text:style-name="P1"/>
      <text:p text:style-name="P2">@ManyToMany: </text:p>
      <text:p text:style-name="P2"><draw:frame draw:style-name="fr1" draw:name="graphics1" text:anchor-type="paragraph" svg:width="16.193cm" svg:height="19.05cm" draw:z-index="0"><draw:image xlink:href="Pictures/1000000000000264000002D03142FEEC.png" xlink:type="simple" xlink:show="embed" xlink:actuate="onLoad"/></draw:frame></text:p>
      <text:p text:style-name="P2"/>
      <text:p text:style-name="P2"><draw:frame draw:style-name="fr1" draw:name="graphics3" text:anchor-type="paragraph" svg:width="16.431cm" svg:height="17.648cm" draw:z-index="1"><draw:image xlink:href="Pictures/100000000000026D0000029B873DB99E.png" xlink:type="simple" xlink:show="embed" xlink:actuate="onLoad"/></draw:frame><text:soft-page-break/></text:p>
      <text:p text:style-name="P3"><text:span text:style-name="T2">mappedby</text:span> : It contains column name from the other table that holds the relationship.</text:p>
      <text:p text:style-name="P3"/>
      <text:p text:style-name="P3">In database:</text:p>
      <text:p text:style-name="P3">there will be 3 tables:</text:p>
      <text:p text:style-name="P3">-&gt; MOVIETABLE (MOVIE_ID, TITLE)</text:p>
      <text:p text:style-name="P3">-&gt; USERTABLE (USER_ID, NAME)</text:p>
      <text:p text:style-name="P3">-&gt; USERS_MOVIES (MOVIE_ID, USER_ID)</text:p>
      <text:p text:style-name="P3"/>
      <text:p text:style-name="P3">But if we want to add more columns to join table then, we can do it in 2 ways:</text:p>
      <text:p text:style-name="P3">-&gt; create anew primary key in third entity which have extra columns plus @manytoone annotation on relationship field.</text:p>
      <text:p text:style-name="P3">-&gt; creating a composite key by creating a different entity class that holds just relationship with the key fields and this class is marked embeddable and in the join <text:soft-page-break/>table, it is used. This is explained in detail:</text:p>
      <text:p text:style-name="P3"><text:a xlink:type="simple" xlink:href="https://www.codejava.net/frameworks/hibernate/hibernate-many-to-many-association-with-extra-columns-in-join-table-example" text:style-name="Internet_20_link" text:visited-style-name="Visited_20_Internet_20_Link">https://www.codejava.net/frameworks/hibernate/hibernate-many-to-many-association-with-extra-columns-in-join-table-example</text:a></text:p>
      <text:p text:style-name="P3"/>
      <text:p text:style-name="P3">I followed first approach as it is simple:</text:p>
      <text:p text:style-name="P3"><draw:frame draw:style-name="fr2" draw:name="graphics2" text:anchor-type="paragraph" svg:x="1.087cm" svg:y="0.318cm" svg:width="13.653cm" svg:height="17.78cm" draw:z-index="2"><draw:image xlink:href="Pictures/1000000000000204000002A0526F4646.png" xlink:type="simple" xlink:show="embed" xlink:actuate="onLoad"/></draw:frame></text:p>
      <text:p text:style-name="P3"/>
      <text:p text:style-name="P3"/>
      <text:p text:style-name="P3"/>
      <text:p text:style-name="P3"/>
      <text:p text:style-name="P3"/>
      <text:p text:style-name="P3"/>
      <text:p text:style-name="P3"/>
      <text:p text:style-name="P3"><text:soft-page-break/></text:p>
      <text:p text:style-name="P3"><draw:frame draw:style-name="fr2" draw:name="graphics5" text:anchor-type="paragraph" svg:x="1.82cm" svg:y="1cm" svg:width="13.361cm" svg:height="10.213cm" draw:z-index="3"><draw:image xlink:href="Pictures/10000000000001F9000001826FA7BEAE.png" xlink:type="simple" xlink:show="embed" xlink:actuate="onLoad"/></draw:frame></text:p>
      <text:p text:style-name="P3"><draw:frame draw:style-name="fr3" draw:name="graphics6" text:anchor-type="paragraph" svg:width="15.399cm" svg:height="16.325cm" draw:z-index="4"><draw:image xlink:href="Pictures/1000000000000246000002697ADDCCC5.png" xlink:type="simple" xlink:show="embed" xlink:actuate="onLoad"/></draw:frame></text:p>
      <text:p text:style-name="P3"/>
      <text:p text:style-name="P3"><draw:frame draw:style-name="fr2" draw:name="graphics4" text:anchor-type="paragraph" svg:x="1.7cm" svg:y="0.217cm" svg:width="13.945cm" svg:height="7.913cm" draw:z-index="5"><draw:image xlink:href="Pictures/1000000000000202000001867AF8EA13.png" xlink:type="simple" xlink:show="embed" xlink:actuate="onLoad"/></draw:frame><text:soft-page-break/></text:p>
      <text:p text:style-name="P3"/>
      <text:p text:style-name="P3">Tables:</text:p>
      <text:p text:style-name="P3">-&gt; MOVIETABLE (MOVIE_ID, TITLE)</text:p>
      <text:p text:style-name="P3">-&gt; USERTABLE (USER_ID, NAME)</text:p>
      <text:p text:style-name="P3">-&gt; USERS_MOVIES (ID,COST,MOVIE_ID, USER_ID)</text:p>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